
<file path=META-INF/manifest.xml><?xml version="1.0" encoding="utf-8"?>
<manifest:manifest xmlns:style="urn:oasis:names:tc:opendocument:xmlns:style:1.0" xmlns:fo="urn:oasis:names:tc:opendocument:xmlns:xsl-fo-compatible:1.0"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style="urn:oasis:names:tc:opendocument:xmlns:style:1.0" xmlns:fo="urn:oasis:names:tc:opendocument:xmlns:xsl-fo-compatible:1.0"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>
    <style:style style:name="bold" style:family="paragraph" style:display-name="bold">
      <style:text-properties fo:font-weight="bold" style:font-weight-asian="bold" style:font-weight-complex="bold"/>
    </style:style>
  </office:automatic-styles>
  <office:body>
    <office:spreadsheet>
      <table:table table:name="Tablib Dataset">
        <table:table-row table:style-name="bold">
          <table:table-cell office:value-type="string">
            <text:p text:style-name="bold">id</text:p>
          </table:table-cell>
          <table:table-cell office:value-type="string">
            <text:p text:style-name="bold">patente</text:p>
          </table:table-cell>
          <table:table-cell office:value-type="string">
            <text:p text:style-name="bold">modelo</text:p>
          </table:table-cell>
          <table:table-cell office:value-type="string">
            <text:p text:style-name="bold">agente</text:p>
          </table:table-cell>
          <table:table-cell office:value-type="string">
            <text:p text:style-name="bold">servicio</text:p>
          </table:table-cell>
          <table:table-cell office:value-type="string">
            <text:p text:style-name="bold">telefono</text:p>
          </table:table-cell>
        </table:table-row>
        <table:table-row table:style-name="None">
          <table:table-cell office:value-type="float" office:value="251"/>
          <table:table-cell office:value-type="string">
            <text:p text:style-name="None">JBW189</text:p>
          </table:table-cell>
          <table:table-cell office:value-type="string">
            <text:p text:style-name="None">C4</text:p>
          </table:table-cell>
          <table:table-cell office:value-type="string">
            <text:p text:style-name="None">GUZMAN EZEQUIEL</text:p>
          </table:table-cell>
          <table:table-cell office:value-type="string">
            <text:p text:style-name="None">CHOFERES</text:p>
          </table:table-cell>
          <table:table-cell office:value-type="string">
            <text:p text:style-name="None">1155845764</text:p>
          </table:table-cell>
        </table:table-row>
        <table:table-row table:style-name="None">
          <table:table-cell office:value-type="float" office:value="250"/>
          <table:table-cell office:value-type="string">
            <text:p text:style-name="None">oxc130</text:p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249"/>
          <table:table-cell office:value-type="string">
            <text:p text:style-name="None">pao895</text:p>
          </table:table-cell>
          <table:table-cell office:value-type="string">
            <text:p text:style-name="None">clio Renault</text:p>
          </table:table-cell>
          <table:table-cell office:value-type="string">
            <text:p text:style-name="None">Flavia</text:p>
          </table:table-cell>
          <table:table-cell office:value-type="string">
            <text:p text:style-name="None">laboratorio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248"/>
          <table:table-cell office:value-type="string">
            <text:p text:style-name="None">pkg779</text:p>
          </table:table-cell>
          <table:table-cell office:value-type="string">
            <text:p text:style-name="None">spin</text:p>
          </table:table-cell>
          <table:table-cell office:value-type="string">
            <text:p text:style-name="None"/>
          </table:table-cell>
          <table:table-cell office:value-type="string">
            <text:p text:style-name="None">laboratorio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247"/>
          <table:table-cell office:value-type="string">
            <text:p text:style-name="None">ae011wv</text:p>
          </table:table-cell>
          <table:table-cell office:value-type="string">
            <text:p text:style-name="None">Toyota</text:p>
          </table:table-cell>
          <table:table-cell office:value-type="string">
            <text:p text:style-name="None"/>
          </table:table-cell>
          <table:table-cell office:value-type="string">
            <text:p text:style-name="None">coordinación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246"/>
          <table:table-cell office:value-type="string">
            <text:p text:style-name="None">kyq726</text:p>
          </table:table-cell>
          <table:table-cell office:value-type="string">
            <text:p text:style-name="None">gol</text:p>
          </table:table-cell>
          <table:table-cell office:value-type="string">
            <text:p text:style-name="None"/>
          </table:table-cell>
          <table:table-cell office:value-type="string">
            <text:p text:style-name="None">neo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245"/>
          <table:table-cell office:value-type="string">
            <text:p text:style-name="None">ita193</text:p>
          </table:table-cell>
          <table:table-cell office:value-type="string">
            <text:p text:style-name="None">Suzuki</text:p>
          </table:table-cell>
          <table:table-cell office:value-type="string">
            <text:p text:style-name="None"/>
          </table:table-cell>
          <table:table-cell office:value-type="string">
            <text:p text:style-name="None">terapi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244"/>
          <table:table-cell office:value-type="string">
            <text:p text:style-name="None">ae183ho</text:p>
          </table:table-cell>
          <table:table-cell office:value-type="string">
            <text:p text:style-name="None">kicks</text:p>
          </table:table-cell>
          <table:table-cell office:value-type="string">
            <text:p text:style-name="None">Raúl</text:p>
          </table:table-cell>
          <table:table-cell office:value-type="string">
            <text:p text:style-name="None">traumatologí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243"/>
          <table:table-cell office:value-type="string">
            <text:p text:style-name="None">ac658mw</text:p>
          </table:table-cell>
          <table:table-cell office:value-type="string">
            <text:p text:style-name="None">gol</text:p>
          </table:table-cell>
          <table:table-cell office:value-type="string">
            <text:p text:style-name="None"/>
          </table:table-cell>
          <table:table-cell office:value-type="string">
            <text:p text:style-name="None">neo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242"/>
          <table:table-cell office:value-type="string">
            <text:p text:style-name="None">ae076ng</text:p>
          </table:table-cell>
          <table:table-cell office:value-type="string">
            <text:p text:style-name="None">gol</text:p>
          </table:table-cell>
          <table:table-cell office:value-type="string">
            <text:p text:style-name="None"/>
          </table:table-cell>
          <table:table-cell office:value-type="string">
            <text:p text:style-name="None">terapi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241"/>
          <table:table-cell office:value-type="string">
            <text:p text:style-name="None">ae260oa</text:p>
          </table:table-cell>
          <table:table-cell office:value-type="string">
            <text:p text:style-name="None">kwid</text:p>
          </table:table-cell>
          <table:table-cell office:value-type="string">
            <text:p text:style-name="None">Yessica herrera</text:p>
          </table:table-cell>
          <table:table-cell office:value-type="string">
            <text:p text:style-name="None">clinica médic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240"/>
          <table:table-cell office:value-type="string">
            <text:p text:style-name="None">ae976oq</text:p>
          </table:table-cell>
          <table:table-cell office:value-type="string">
            <text:p text:style-name="None"/>
          </table:table-cell>
          <table:table-cell office:value-type="string">
            <text:p text:style-name="None">Claudia</text:p>
          </table:table-cell>
          <table:table-cell office:value-type="string">
            <text:p text:style-name="None">neo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239"/>
          <table:table-cell office:value-type="string">
            <text:p text:style-name="None">lns320</text:p>
          </table:table-cell>
          <table:table-cell office:value-type="string">
            <text:p text:style-name="None">Renault duster</text:p>
          </table:table-cell>
          <table:table-cell office:value-type="string">
            <text:p text:style-name="None">Andrés Segret</text:p>
          </table:table-cell>
          <table:table-cell office:value-type="string">
            <text:p text:style-name="None">Kinesiologí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238"/>
          <table:table-cell office:value-type="string">
            <text:p text:style-name="None">fio996</text:p>
          </table:table-cell>
          <table:table-cell office:value-type="string">
            <text:p text:style-name="None">clio Renault</text:p>
          </table:table-cell>
          <table:table-cell office:value-type="string">
            <text:p text:style-name="None">Ramírez Yonathan</text:p>
          </table:table-cell>
          <table:table-cell office:value-type="string">
            <text:p text:style-name="None">Camillero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237"/>
          <table:table-cell office:value-type="string">
            <text:p text:style-name="None">ndz716</text:p>
          </table:table-cell>
          <table:table-cell office:value-type="string">
            <text:p text:style-name="None">Renault Sandero</text:p>
          </table:table-cell>
          <table:table-cell office:value-type="string">
            <text:p text:style-name="None">dr Prato</text:p>
          </table:table-cell>
          <table:table-cell office:value-type="string">
            <text:p text:style-name="None">traumatologí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236"/>
          <table:table-cell office:value-type="string">
            <text:p text:style-name="None">dkd722</text:p>
          </table:table-cell>
          <table:table-cell office:value-type="string">
            <text:p text:style-name="None"/>
          </table:table-cell>
          <table:table-cell office:value-type="string">
            <text:p text:style-name="None">Diego</text:p>
          </table:table-cell>
          <table:table-cell office:value-type="string">
            <text:p text:style-name="None">mantenimiento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235"/>
          <table:table-cell office:value-type="string">
            <text:p text:style-name="None">ac385vd</text:p>
          </table:table-cell>
          <table:table-cell office:value-type="string">
            <text:p text:style-name="None">kwid</text:p>
          </table:table-cell>
          <table:table-cell office:value-type="string">
            <text:p text:style-name="None">Osuna Clara</text:p>
          </table:table-cell>
          <table:table-cell office:value-type="string">
            <text:p text:style-name="None">neo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234"/>
          <table:table-cell office:value-type="string">
            <text:p text:style-name="None">ac497sx</text:p>
          </table:table-cell>
          <table:table-cell office:value-type="string">
            <text:p text:style-name="None">tracke</text:p>
          </table:table-cell>
          <table:table-cell office:value-type="string">
            <text:p text:style-name="None">Diego</text:p>
          </table:table-cell>
          <table:table-cell office:value-type="string">
            <text:p text:style-name="None">pediatrí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233"/>
          <table:table-cell office:value-type="string">
            <text:p text:style-name="None">lqs622</text:p>
          </table:table-cell>
          <table:table-cell office:value-type="string">
            <text:p text:style-name="None">logan</text:p>
          </table:table-cell>
          <table:table-cell office:value-type="string">
            <text:p text:style-name="None">Andrea Ramos</text:p>
          </table:table-cell>
          <table:table-cell office:value-type="string">
            <text:p text:style-name="None">pediatrí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232"/>
          <table:table-cell office:value-type="string">
            <text:p text:style-name="None">ab727ha</text:p>
          </table:table-cell>
          <table:table-cell office:value-type="string">
            <text:p text:style-name="None">Renault Sandero</text:p>
          </table:table-cell>
          <table:table-cell office:value-type="string">
            <text:p text:style-name="None">Magda Bataglini</text:p>
          </table:table-cell>
          <table:table-cell office:value-type="string">
            <text:p text:style-name="None">pediatrí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231"/>
          <table:table-cell office:value-type="string">
            <text:p text:style-name="None">ad146jk</text:p>
          </table:table-cell>
          <table:table-cell office:value-type="string">
            <text:p text:style-name="None">kwid</text:p>
          </table:table-cell>
          <table:table-cell office:value-type="string">
            <text:p text:style-name="None">Analía</text:p>
          </table:table-cell>
          <table:table-cell office:value-type="string">
            <text:p text:style-name="None">laboratorio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230"/>
          <table:table-cell office:value-type="string">
            <text:p text:style-name="None">nek584</text:p>
          </table:table-cell>
          <table:table-cell office:value-type="string">
            <text:p text:style-name="None">Renault duster</text:p>
          </table:table-cell>
          <table:table-cell office:value-type="string">
            <text:p text:style-name="None">dr olmo</text:p>
          </table:table-cell>
          <table:table-cell office:value-type="string">
            <text:p text:style-name="None">terapi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229"/>
          <table:table-cell office:value-type="string">
            <text:p text:style-name="None">ae679mu</text:p>
          </table:table-cell>
          <table:table-cell office:value-type="string">
            <text:p text:style-name="None">clio Renault</text:p>
          </table:table-cell>
          <table:table-cell office:value-type="string">
            <text:p text:style-name="None">Federico </text:p>
          </table:table-cell>
          <table:table-cell office:value-type="string">
            <text:p text:style-name="None">pediatrí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228"/>
          <table:table-cell office:value-type="string">
            <text:p text:style-name="None">nuk823</text:p>
          </table:table-cell>
          <table:table-cell office:value-type="string">
            <text:p text:style-name="None">Renault kangoo</text:p>
          </table:table-cell>
          <table:table-cell office:value-type="string">
            <text:p text:style-name="None">dr Olmo</text:p>
          </table:table-cell>
          <table:table-cell office:value-type="string">
            <text:p text:style-name="None">terapi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227"/>
          <table:table-cell office:value-type="string">
            <text:p text:style-name="None">jya087</text:p>
          </table:table-cell>
          <table:table-cell office:value-type="string">
            <text:p text:style-name="None">Renault Sandero</text:p>
          </table:table-cell>
          <table:table-cell office:value-type="string">
            <text:p text:style-name="None">dr Fernanda</text:p>
          </table:table-cell>
          <table:table-cell office:value-type="string">
            <text:p text:style-name="None">pediatrí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226"/>
          <table:table-cell office:value-type="string">
            <text:p text:style-name="None">lfg401</text:p>
          </table:table-cell>
          <table:table-cell office:value-type="string">
            <text:p text:style-name="None">Renault duster</text:p>
          </table:table-cell>
          <table:table-cell office:value-type="string">
            <text:p text:style-name="None">Nahun</text:p>
          </table:table-cell>
          <table:table-cell office:value-type="string">
            <text:p text:style-name="None">urologí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225"/>
          <table:table-cell office:value-type="string">
            <text:p text:style-name="None">iof531</text:p>
          </table:table-cell>
          <table:table-cell office:value-type="string">
            <text:p text:style-name="None">Symbol</text:p>
          </table:table-cell>
          <table:table-cell office:value-type="string">
            <text:p text:style-name="None">Sánchez Gabriela</text:p>
          </table:table-cell>
          <table:table-cell office:value-type="string">
            <text:p text:style-name="None">hemoterapi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224"/>
          <table:table-cell office:value-type="string">
            <text:p text:style-name="None">ksf476</text:p>
          </table:table-cell>
          <table:table-cell office:value-type="string">
            <text:p text:style-name="None">Renault Sandero</text:p>
          </table:table-cell>
          <table:table-cell office:value-type="string">
            <text:p text:style-name="None">dr Marín</text:p>
          </table:table-cell>
          <table:table-cell office:value-type="string">
            <text:p text:style-name="None">hemoterapi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223"/>
          <table:table-cell office:value-type="string">
            <text:p text:style-name="None">ad565di</text:p>
          </table:table-cell>
          <table:table-cell office:value-type="string">
            <text:p text:style-name="None">Captur</text:p>
          </table:table-cell>
          <table:table-cell office:value-type="string">
            <text:p text:style-name="None">August</text:p>
          </table:table-cell>
          <table:table-cell office:value-type="string">
            <text:p text:style-name="None">Oncologí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222"/>
          <table:table-cell office:value-type="string">
            <text:p text:style-name="None">pgl657</text:p>
          </table:table-cell>
          <table:table-cell office:value-type="string">
            <text:p text:style-name="None">Renault Sandero</text:p>
          </table:table-cell>
          <table:table-cell office:value-type="string">
            <text:p text:style-name="None">Angie </text:p>
          </table:table-cell>
          <table:table-cell office:value-type="string">
            <text:p text:style-name="None">pediatrí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221"/>
          <table:table-cell office:value-type="string">
            <text:p text:style-name="None">ac602ef</text:p>
          </table:table-cell>
          <table:table-cell office:value-type="string">
            <text:p text:style-name="None">clio Renault</text:p>
          </table:table-cell>
          <table:table-cell office:value-type="string">
            <text:p text:style-name="None">Claudia</text:p>
          </table:table-cell>
          <table:table-cell office:value-type="string">
            <text:p text:style-name="None">neo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220"/>
          <table:table-cell office:value-type="string">
            <text:p text:style-name="None">ac020xb</text:p>
          </table:table-cell>
          <table:table-cell office:value-type="string">
            <text:p text:style-name="None">ocean gris</text:p>
          </table:table-cell>
          <table:table-cell office:value-type="string">
            <text:p text:style-name="None">Totaro María</text:p>
          </table:table-cell>
          <table:table-cell office:value-type="string">
            <text:p text:style-name="None">ginecologí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219"/>
          <table:table-cell office:value-type="string">
            <text:p text:style-name="None">guk600</text:p>
          </table:table-cell>
          <table:table-cell office:value-type="string">
            <text:p text:style-name="None"/>
          </table:table-cell>
          <table:table-cell office:value-type="string">
            <text:p text:style-name="None">Rizzo Sabrina</text:p>
          </table:table-cell>
          <table:table-cell office:value-type="string">
            <text:p text:style-name="None">ginecologí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218"/>
          <table:table-cell office:value-type="string">
            <text:p text:style-name="None">ac460pf</text:p>
          </table:table-cell>
          <table:table-cell office:value-type="string">
            <text:p text:style-name="None">kwid</text:p>
          </table:table-cell>
          <table:table-cell office:value-type="string">
            <text:p text:style-name="None">lugones Yamila</text:p>
          </table:table-cell>
          <table:table-cell office:value-type="string">
            <text:p text:style-name="None">guardia adultos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217"/>
          <table:table-cell office:value-type="string">
            <text:p text:style-name="None">ad353rm</text:p>
          </table:table-cell>
          <table:table-cell office:value-type="string">
            <text:p text:style-name="None">Renault duster</text:p>
          </table:table-cell>
          <table:table-cell office:value-type="string">
            <text:p text:style-name="None">Novoa Gastón</text:p>
          </table:table-cell>
          <table:table-cell office:value-type="string">
            <text:p text:style-name="None">traumatologí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216"/>
          <table:table-cell office:value-type="string">
            <text:p text:style-name="None">ad363fd</text:p>
          </table:table-cell>
          <table:table-cell office:value-type="string">
            <text:p text:style-name="None">Renault kwid</text:p>
          </table:table-cell>
          <table:table-cell office:value-type="string">
            <text:p text:style-name="None">dr Calvi</text:p>
          </table:table-cell>
          <table:table-cell office:value-type="string">
            <text:p text:style-name="None">neo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215"/>
          <table:table-cell office:value-type="string">
            <text:p text:style-name="None">nyv523</text:p>
          </table:table-cell>
          <table:table-cell office:value-type="string">
            <text:p text:style-name="None">Renault Sandero</text:p>
          </table:table-cell>
          <table:table-cell office:value-type="string">
            <text:p text:style-name="None"/>
          </table:table-cell>
          <table:table-cell office:value-type="string">
            <text:p text:style-name="None">rayos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214"/>
          <table:table-cell office:value-type="string">
            <text:p text:style-name="None">lfg401</text:p>
          </table:table-cell>
          <table:table-cell office:value-type="string">
            <text:p text:style-name="None">Renault duster</text:p>
          </table:table-cell>
          <table:table-cell office:value-type="string">
            <text:p text:style-name="None"/>
          </table:table-cell>
          <table:table-cell office:value-type="string">
            <text:p text:style-name="None">urologí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213"/>
          <table:table-cell office:value-type="string">
            <text:p text:style-name="None">ac333yt</text:p>
          </table:table-cell>
          <table:table-cell office:value-type="string">
            <text:p text:style-name="None">Renault duster</text:p>
          </table:table-cell>
          <table:table-cell office:value-type="string">
            <text:p text:style-name="None">Lorena López</text:p>
          </table:table-cell>
          <table:table-cell office:value-type="string">
            <text:p text:style-name="None">guardia adultos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212"/>
          <table:table-cell office:value-type="string">
            <text:p text:style-name="None">lso757</text:p>
          </table:table-cell>
          <table:table-cell office:value-type="string">
            <text:p text:style-name="None">Renault duster</text:p>
          </table:table-cell>
          <table:table-cell office:value-type="string">
            <text:p text:style-name="None">Miño Gladys</text:p>
          </table:table-cell>
          <table:table-cell office:value-type="string">
            <text:p text:style-name="None">coordinación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211"/>
          <table:table-cell office:value-type="string">
            <text:p text:style-name="None">aa840zw</text:p>
          </table:table-cell>
          <table:table-cell office:value-type="string">
            <text:p text:style-name="None">Renault duster</text:p>
          </table:table-cell>
          <table:table-cell office:value-type="string">
            <text:p text:style-name="None">Kaminski Romina</text:p>
          </table:table-cell>
          <table:table-cell office:value-type="string">
            <text:p text:style-name="None">Samo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210"/>
          <table:table-cell office:value-type="string">
            <text:p text:style-name="None">ljp148</text:p>
          </table:table-cell>
          <table:table-cell office:value-type="string">
            <text:p text:style-name="None"/>
          </table:table-cell>
          <table:table-cell office:value-type="string">
            <text:p text:style-name="None">Bárraza Gustavo</text:p>
          </table:table-cell>
          <table:table-cell office:value-type="string">
            <text:p text:style-name="None">limpiez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209"/>
          <table:table-cell office:value-type="string">
            <text:p text:style-name="None">mwp333</text:p>
          </table:table-cell>
          <table:table-cell office:value-type="string">
            <text:p text:style-name="None">Renault fluence</text:p>
          </table:table-cell>
          <table:table-cell office:value-type="string">
            <text:p text:style-name="None">Frechon Alicia</text:p>
          </table:table-cell>
          <table:table-cell office:value-type="string">
            <text:p text:style-name="None">polivalente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208"/>
          <table:table-cell office:value-type="string">
            <text:p text:style-name="None">akj252</text:p>
          </table:table-cell>
          <table:table-cell office:value-type="string">
            <text:p text:style-name="None">Renault 19</text:p>
          </table:table-cell>
          <table:table-cell office:value-type="string">
            <text:p text:style-name="None">Pastor Jose </text:p>
          </table:table-cell>
          <table:table-cell office:value-type="string">
            <text:p text:style-name="None">choferes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207"/>
          <table:table-cell office:value-type="string">
            <text:p text:style-name="None">iuu895</text:p>
          </table:table-cell>
          <table:table-cell office:value-type="string">
            <text:p text:style-name="None">clio Renault</text:p>
          </table:table-cell>
          <table:table-cell office:value-type="string">
            <text:p text:style-name="None">De la Cera Maria</text:p>
          </table:table-cell>
          <table:table-cell office:value-type="string">
            <text:p text:style-name="None">laboratorio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206"/>
          <table:table-cell office:value-type="string">
            <text:p text:style-name="None">ac847pe </text:p>
          </table:table-cell>
          <table:table-cell office:value-type="string">
            <text:p text:style-name="None">ranault Sandero</text:p>
          </table:table-cell>
          <table:table-cell office:value-type="string">
            <text:p text:style-name="None">dr kozij</text:p>
          </table:table-cell>
          <table:table-cell office:value-type="string">
            <text:p text:style-name="None">neo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205"/>
          <table:table-cell office:value-type="string">
            <text:p text:style-name="None">pao436</text:p>
          </table:table-cell>
          <table:table-cell office:value-type="string">
            <text:p text:style-name="None">Duster Renault</text:p>
          </table:table-cell>
          <table:table-cell office:value-type="string">
            <text:p text:style-name="None">Alejandro</text:p>
          </table:table-cell>
          <table:table-cell office:value-type="string">
            <text:p text:style-name="None">laboratorio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204"/>
          <table:table-cell office:value-type="string">
            <text:p text:style-name="None">fdx196</text:p>
          </table:table-cell>
          <table:table-cell office:value-type="string">
            <text:p text:style-name="None">Peugeot 206</text:p>
          </table:table-cell>
          <table:table-cell office:value-type="string">
            <text:p text:style-name="None">Matias Vacile</text:p>
          </table:table-cell>
          <table:table-cell office:value-type="string">
            <text:p text:style-name="None">informátic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203"/>
          <table:table-cell office:value-type="string">
            <text:p text:style-name="None">joc468</text:p>
          </table:table-cell>
          <table:table-cell office:value-type="string">
            <text:p text:style-name="None">peugeot 207</text:p>
          </table:table-cell>
          <table:table-cell office:value-type="string">
            <text:p text:style-name="None">dr Ramiro Anariba</text:p>
          </table:table-cell>
          <table:table-cell office:value-type="string">
            <text:p text:style-name="None">cirugí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202"/>
          <table:table-cell office:value-type="string">
            <text:p text:style-name="None">jzj087</text:p>
          </table:table-cell>
          <table:table-cell office:value-type="string">
            <text:p text:style-name="None">Peugeot 307</text:p>
          </table:table-cell>
          <table:table-cell office:value-type="string">
            <text:p text:style-name="None">dr Blanco Karina</text:p>
          </table:table-cell>
          <table:table-cell office:value-type="string">
            <text:p text:style-name="None">pediatrí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201"/>
          <table:table-cell office:value-type="string">
            <text:p text:style-name="None">avr817</text:p>
          </table:table-cell>
          <table:table-cell office:value-type="string">
            <text:p text:style-name="None"/>
          </table:table-cell>
          <table:table-cell office:value-type="string">
            <text:p text:style-name="None">Mariano</text:p>
          </table:table-cell>
          <table:table-cell office:value-type="string">
            <text:p text:style-name="None">obr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200"/>
          <table:table-cell office:value-type="string">
            <text:p text:style-name="None">ae561hq</text:p>
          </table:table-cell>
          <table:table-cell office:value-type="string">
            <text:p text:style-name="None">Peugeot 208 </text:p>
          </table:table-cell>
          <table:table-cell office:value-type="string">
            <text:p text:style-name="None">dr Vargovcik Erica</text:p>
          </table:table-cell>
          <table:table-cell office:value-type="string">
            <text:p text:style-name="None">ginecologí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99"/>
          <table:table-cell office:value-type="string">
            <text:p text:style-name="None">ad653df</text:p>
          </table:table-cell>
          <table:table-cell office:value-type="string">
            <text:p text:style-name="None">Peugeot 308</text:p>
          </table:table-cell>
          <table:table-cell office:value-type="string">
            <text:p text:style-name="None">Palmarino Luis</text:p>
          </table:table-cell>
          <table:table-cell office:value-type="string">
            <text:p text:style-name="None">cirugí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98"/>
          <table:table-cell office:value-type="string">
            <text:p text:style-name="None">ltx271</text:p>
          </table:table-cell>
          <table:table-cell office:value-type="string">
            <text:p text:style-name="None">peugeot 207</text:p>
          </table:table-cell>
          <table:table-cell office:value-type="string">
            <text:p text:style-name="None">Fausto</text:p>
          </table:table-cell>
          <table:table-cell office:value-type="string">
            <text:p text:style-name="None">clinica médic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97"/>
          <table:table-cell office:value-type="string">
            <text:p text:style-name="None">jzj087</text:p>
          </table:table-cell>
          <table:table-cell office:value-type="string">
            <text:p text:style-name="None">Peugeot 307</text:p>
          </table:table-cell>
          <table:table-cell office:value-type="string">
            <text:p text:style-name="None">Blanco Karina</text:p>
          </table:table-cell>
          <table:table-cell office:value-type="string">
            <text:p text:style-name="None">pediatrí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96"/>
          <table:table-cell office:value-type="string">
            <text:p text:style-name="None">mif012</text:p>
          </table:table-cell>
          <table:table-cell office:value-type="string">
            <text:p text:style-name="None">Peugeot 308</text:p>
          </table:table-cell>
          <table:table-cell office:value-type="string">
            <text:p text:style-name="None">Martínez Claudio</text:p>
          </table:table-cell>
          <table:table-cell office:value-type="string">
            <text:p text:style-name="None">pediatrí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95"/>
          <table:table-cell office:value-type="string">
            <text:p text:style-name="None">dey500</text:p>
          </table:table-cell>
          <table:table-cell office:value-type="string">
            <text:p text:style-name="None">Peugeot 208</text:p>
          </table:table-cell>
          <table:table-cell office:value-type="string">
            <text:p text:style-name="None">Bárbara Codun</text:p>
          </table:table-cell>
          <table:table-cell office:value-type="string">
            <text:p text:style-name="None">clinica médic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94"/>
          <table:table-cell office:value-type="string">
            <text:p text:style-name="None">ab240iw</text:p>
          </table:table-cell>
          <table:table-cell office:value-type="string">
            <text:p text:style-name="None"/>
          </table:table-cell>
          <table:table-cell office:value-type="string">
            <text:p text:style-name="None">Cordoba </text:p>
          </table:table-cell>
          <table:table-cell office:value-type="string">
            <text:p text:style-name="None">guardia adultos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93"/>
          <table:table-cell office:value-type="string">
            <text:p text:style-name="None">joc468</text:p>
          </table:table-cell>
          <table:table-cell office:value-type="string">
            <text:p text:style-name="None"/>
          </table:table-cell>
          <table:table-cell office:value-type="string">
            <text:p text:style-name="None">Aranda Ramiro</text:p>
          </table:table-cell>
          <table:table-cell office:value-type="string">
            <text:p text:style-name="None">cirugí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92"/>
          <table:table-cell office:value-type="string">
            <text:p text:style-name="None">mea766</text:p>
          </table:table-cell>
          <table:table-cell office:value-type="string">
            <text:p text:style-name="None">peugeot 207</text:p>
          </table:table-cell>
          <table:table-cell office:value-type="string">
            <text:p text:style-name="None">dr Fernanda</text:p>
          </table:table-cell>
          <table:table-cell office:value-type="string">
            <text:p text:style-name="None">pediatrí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91"/>
          <table:table-cell office:value-type="string">
            <text:p text:style-name="None">ad653d</text:p>
          </table:table-cell>
          <table:table-cell office:value-type="string">
            <text:p text:style-name="None">Peugeot 308</text:p>
          </table:table-cell>
          <table:table-cell office:value-type="string">
            <text:p text:style-name="None">Ortalda Romina</text:p>
          </table:table-cell>
          <table:table-cell office:value-type="string">
            <text:p text:style-name="None">clínic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90"/>
          <table:table-cell office:value-type="string">
            <text:p text:style-name="None">ad216se</text:p>
          </table:table-cell>
          <table:table-cell office:value-type="string">
            <text:p text:style-name="None">Peugeot 408</text:p>
          </table:table-cell>
          <table:table-cell office:value-type="string">
            <text:p text:style-name="None">Funes Diego</text:p>
          </table:table-cell>
          <table:table-cell office:value-type="string">
            <text:p text:style-name="None">cirugí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89"/>
          <table:table-cell office:value-type="string">
            <text:p text:style-name="None">piz645</text:p>
          </table:table-cell>
          <table:table-cell office:value-type="string">
            <text:p text:style-name="None">Peugeot 207</text:p>
          </table:table-cell>
          <table:table-cell office:value-type="string">
            <text:p text:style-name="None">Javier</text:p>
          </table:table-cell>
          <table:table-cell office:value-type="string">
            <text:p text:style-name="None">infectologí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88"/>
          <table:table-cell office:value-type="string">
            <text:p text:style-name="None">mbu352</text:p>
          </table:table-cell>
          <table:table-cell office:value-type="string">
            <text:p text:style-name="None">Peugeot partner</text:p>
          </table:table-cell>
          <table:table-cell office:value-type="string">
            <text:p text:style-name="None">Moreno Elena</text:p>
          </table:table-cell>
          <table:table-cell office:value-type="string">
            <text:p text:style-name="None">hemoterapi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87"/>
          <table:table-cell office:value-type="string">
            <text:p text:style-name="None">oeh500</text:p>
          </table:table-cell>
          <table:table-cell office:value-type="string">
            <text:p text:style-name="None">Peugeot 208</text:p>
          </table:table-cell>
          <table:table-cell office:value-type="string">
            <text:p text:style-name="None">Bárbara Coduri </text:p>
          </table:table-cell>
          <table:table-cell office:value-type="string">
            <text:p text:style-name="None">clinica médic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86"/>
          <table:table-cell office:value-type="string">
            <text:p text:style-name="None">fma494</text:p>
          </table:table-cell>
          <table:table-cell office:value-type="string">
            <text:p text:style-name="None">Peugeot 206</text:p>
          </table:table-cell>
          <table:table-cell office:value-type="string">
            <text:p text:style-name="None">Escobar Marcos</text:p>
          </table:table-cell>
          <table:table-cell office:value-type="string">
            <text:p text:style-name="None">administración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85"/>
          <table:table-cell office:value-type="string">
            <text:p text:style-name="None">nyv528</text:p>
          </table:table-cell>
          <table:table-cell office:value-type="string">
            <text:p text:style-name="None">Peugeot partner</text:p>
          </table:table-cell>
          <table:table-cell office:value-type="string">
            <text:p text:style-name="None">dr Devonassoux</text:p>
          </table:table-cell>
          <table:table-cell office:value-type="string">
            <text:p text:style-name="None">traumatologí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84"/>
          <table:table-cell office:value-type="string">
            <text:p text:style-name="None">ufh610</text:p>
          </table:table-cell>
          <table:table-cell office:value-type="string">
            <text:p text:style-name="None">Peugeot 307</text:p>
          </table:table-cell>
          <table:table-cell office:value-type="string">
            <text:p text:style-name="None">Rubén</text:p>
          </table:table-cell>
          <table:table-cell office:value-type="string">
            <text:p text:style-name="None">administración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83"/>
          <table:table-cell office:value-type="string">
            <text:p text:style-name="None">ac480ud</text:p>
          </table:table-cell>
          <table:table-cell office:value-type="string">
            <text:p text:style-name="None">Peugeot 208</text:p>
          </table:table-cell>
          <table:table-cell office:value-type="string">
            <text:p text:style-name="None">Rodríguez</text:p>
          </table:table-cell>
          <table:table-cell office:value-type="string">
            <text:p text:style-name="None">neurologí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82"/>
          <table:table-cell office:value-type="string">
            <text:p text:style-name="None">aa671xm</text:p>
          </table:table-cell>
          <table:table-cell office:value-type="string">
            <text:p text:style-name="None">Peugeot 208 </text:p>
          </table:table-cell>
          <table:table-cell office:value-type="string">
            <text:p text:style-name="None">Aguilera Silvia</text:p>
          </table:table-cell>
          <table:table-cell office:value-type="string">
            <text:p text:style-name="None">terapi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81"/>
          <table:table-cell office:value-type="string">
            <text:p text:style-name="None">aa396ug</text:p>
          </table:table-cell>
          <table:table-cell office:value-type="string">
            <text:p text:style-name="None">Peugeot partner</text:p>
          </table:table-cell>
          <table:table-cell office:value-type="string">
            <text:p text:style-name="None">Gabriela</text:p>
          </table:table-cell>
          <table:table-cell office:value-type="string">
            <text:p text:style-name="None">laboratorio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80"/>
          <table:table-cell office:value-type="string">
            <text:p text:style-name="None">plc152</text:p>
          </table:table-cell>
          <table:table-cell office:value-type="string">
            <text:p text:style-name="None">Peugeot 208</text:p>
          </table:table-cell>
          <table:table-cell office:value-type="string">
            <text:p text:style-name="None">Vanina</text:p>
          </table:table-cell>
          <table:table-cell office:value-type="string">
            <text:p text:style-name="None">pediatrí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79"/>
          <table:table-cell office:value-type="string">
            <text:p text:style-name="None">acc583</text:p>
          </table:table-cell>
          <table:table-cell office:value-type="string">
            <text:p text:style-name="None">Peugeot 206</text:p>
          </table:table-cell>
          <table:table-cell office:value-type="string">
            <text:p text:style-name="None">González Olga</text:p>
          </table:table-cell>
          <table:table-cell office:value-type="string">
            <text:p text:style-name="None">maternidad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78"/>
          <table:table-cell office:value-type="string">
            <text:p text:style-name="None">lfc756</text:p>
          </table:table-cell>
          <table:table-cell office:value-type="string">
            <text:p text:style-name="None">Peugeot 308</text:p>
          </table:table-cell>
          <table:table-cell office:value-type="string">
            <text:p text:style-name="None">López</text:p>
          </table:table-cell>
          <table:table-cell office:value-type="string">
            <text:p text:style-name="None">rayos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77"/>
          <table:table-cell office:value-type="string">
            <text:p text:style-name="None">jbu324</text:p>
          </table:table-cell>
          <table:table-cell office:value-type="string">
            <text:p text:style-name="None">peugeot 207</text:p>
          </table:table-cell>
          <table:table-cell office:value-type="string">
            <text:p text:style-name="None">dr Betiana</text:p>
          </table:table-cell>
          <table:table-cell office:value-type="string">
            <text:p text:style-name="None">guardia adultos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76"/>
          <table:table-cell office:value-type="string">
            <text:p text:style-name="None">orl059</text:p>
          </table:table-cell>
          <table:table-cell office:value-type="string">
            <text:p text:style-name="None">Peugeot 308</text:p>
          </table:table-cell>
          <table:table-cell office:value-type="string">
            <text:p text:style-name="None">Diego</text:p>
          </table:table-cell>
          <table:table-cell office:value-type="string">
            <text:p text:style-name="None">anestesi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75"/>
          <table:table-cell office:value-type="string">
            <text:p text:style-name="None">jcj445</text:p>
          </table:table-cell>
          <table:table-cell office:value-type="string">
            <text:p text:style-name="None">Peugeot 207</text:p>
          </table:table-cell>
          <table:table-cell office:value-type="string">
            <text:p text:style-name="None">dr Valenzuela</text:p>
          </table:table-cell>
          <table:table-cell office:value-type="string">
            <text:p text:style-name="None">infectologí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74"/>
          <table:table-cell office:value-type="string">
            <text:p text:style-name="None">adw314</text:p>
          </table:table-cell>
          <table:table-cell office:value-type="string">
            <text:p text:style-name="None">Peugeot 504</text:p>
          </table:table-cell>
          <table:table-cell office:value-type="string">
            <text:p text:style-name="None">dr Luciano</text:p>
          </table:table-cell>
          <table:table-cell office:value-type="string">
            <text:p text:style-name="None">terapi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73"/>
          <table:table-cell office:value-type="string">
            <text:p text:style-name="None">ac616zv</text:p>
          </table:table-cell>
          <table:table-cell office:value-type="string">
            <text:p text:style-name="None">Peugeot 208</text:p>
          </table:table-cell>
          <table:table-cell office:value-type="string">
            <text:p text:style-name="None">dr Pedro </text:p>
          </table:table-cell>
          <table:table-cell office:value-type="string">
            <text:p text:style-name="None">cirugí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72"/>
          <table:table-cell office:value-type="string">
            <text:p text:style-name="None">kym311</text:p>
          </table:table-cell>
          <table:table-cell office:value-type="string">
            <text:p text:style-name="None">peugeot 207</text:p>
          </table:table-cell>
          <table:table-cell office:value-type="string">
            <text:p text:style-name="None">Bickham Darcy</text:p>
          </table:table-cell>
          <table:table-cell office:value-type="string">
            <text:p text:style-name="None">pediatrí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71"/>
          <table:table-cell office:value-type="string">
            <text:p text:style-name="None">ae516qf</text:p>
          </table:table-cell>
          <table:table-cell office:value-type="string">
            <text:p text:style-name="None"/>
          </table:table-cell>
          <table:table-cell office:value-type="string">
            <text:p text:style-name="None">dr Palmarino</text:p>
          </table:table-cell>
          <table:table-cell office:value-type="string">
            <text:p text:style-name="None">cirugí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70"/>
          <table:table-cell office:value-type="string">
            <text:p text:style-name="None">ab932db</text:p>
          </table:table-cell>
          <table:table-cell office:value-type="string">
            <text:p text:style-name="None"/>
          </table:table-cell>
          <table:table-cell office:value-type="string">
            <text:p text:style-name="None">dr s gil </text:p>
          </table:table-cell>
          <table:table-cell office:value-type="string">
            <text:p text:style-name="None">clinica médic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69"/>
          <table:table-cell office:value-type="string">
            <text:p text:style-name="None">hdx726</text:p>
          </table:table-cell>
          <table:table-cell office:value-type="string">
            <text:p text:style-name="None"/>
          </table:table-cell>
          <table:table-cell office:value-type="string">
            <text:p text:style-name="None">Facundo</text:p>
          </table:table-cell>
          <table:table-cell office:value-type="string">
            <text:p text:style-name="None">dermatologi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68"/>
          <table:table-cell office:value-type="string">
            <text:p text:style-name="None">ddo107</text:p>
          </table:table-cell>
          <table:table-cell office:value-type="string">
            <text:p text:style-name="None"/>
          </table:table-cell>
          <table:table-cell office:value-type="string">
            <text:p text:style-name="None">Visa Verónica</text:p>
          </table:table-cell>
          <table:table-cell office:value-type="string">
            <text:p text:style-name="None">guardia adultos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67"/>
          <table:table-cell office:value-type="string">
            <text:p text:style-name="None">ham859</text:p>
          </table:table-cell>
          <table:table-cell office:value-type="string">
            <text:p text:style-name="None">kiA</text:p>
          </table:table-cell>
          <table:table-cell office:value-type="string">
            <text:p text:style-name="None">Behayne Abdul</text:p>
          </table:table-cell>
          <table:table-cell office:value-type="string">
            <text:p text:style-name="None">clinica médic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66"/>
          <table:table-cell office:value-type="string">
            <text:p text:style-name="None">ae281wf</text:p>
          </table:table-cell>
          <table:table-cell office:value-type="string">
            <text:p text:style-name="None">Jeep</text:p>
          </table:table-cell>
          <table:table-cell office:value-type="string">
            <text:p text:style-name="None">dr Paz</text:p>
          </table:table-cell>
          <table:table-cell office:value-type="string">
            <text:p text:style-name="None">Oncologí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65"/>
          <table:table-cell office:value-type="string">
            <text:p text:style-name="None">ad476by</text:p>
          </table:table-cell>
          <table:table-cell office:value-type="string">
            <text:p text:style-name="None">Jeep</text:p>
          </table:table-cell>
          <table:table-cell office:value-type="string">
            <text:p text:style-name="None">dr de Paúl</text:p>
          </table:table-cell>
          <table:table-cell office:value-type="string">
            <text:p text:style-name="None">traumatologí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64"/>
          <table:table-cell office:value-type="string">
            <text:p text:style-name="None">ad257yt</text:p>
          </table:table-cell>
          <table:table-cell office:value-type="string">
            <text:p text:style-name="None">sports jeep</text:p>
          </table:table-cell>
          <table:table-cell office:value-type="string">
            <text:p text:style-name="None">dr Sáenz Diego</text:p>
          </table:table-cell>
          <table:table-cell office:value-type="string">
            <text:p text:style-name="None">terapi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63"/>
          <table:table-cell office:value-type="string">
            <text:p text:style-name="None">ae505xt</text:p>
          </table:table-cell>
          <table:table-cell office:value-type="string">
            <text:p text:style-name="None">freeway</text:p>
          </table:table-cell>
          <table:table-cell office:value-type="string">
            <text:p text:style-name="None">Berdini Fabián</text:p>
          </table:table-cell>
          <table:table-cell office:value-type="string">
            <text:p text:style-name="None">dirección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62"/>
          <table:table-cell office:value-type="string">
            <text:p text:style-name="None">lxe559</text:p>
          </table:table-cell>
          <table:table-cell office:value-type="string">
            <text:p text:style-name="None"/>
          </table:table-cell>
          <table:table-cell office:value-type="string">
            <text:p text:style-name="None">Acosta Liliana</text:p>
          </table:table-cell>
          <table:table-cell office:value-type="string">
            <text:p text:style-name="None">rayos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61"/>
          <table:table-cell office:value-type="string">
            <text:p text:style-name="None">fai567</text:p>
          </table:table-cell>
          <table:table-cell office:value-type="string">
            <text:p text:style-name="None">Accard</text:p>
          </table:table-cell>
          <table:table-cell office:value-type="string">
            <text:p text:style-name="None">Raúl Selvago</text:p>
          </table:table-cell>
          <table:table-cell office:value-type="string">
            <text:p text:style-name="None">esterilización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60"/>
          <table:table-cell office:value-type="string">
            <text:p text:style-name="None">ae921</text:p>
          </table:table-cell>
          <table:table-cell office:value-type="string">
            <text:p text:style-name="None">eco sport</text:p>
          </table:table-cell>
          <table:table-cell office:value-type="string">
            <text:p text:style-name="None">Flavia</text:p>
          </table:table-cell>
          <table:table-cell office:value-type="string">
            <text:p text:style-name="None">Kinesiologí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59"/>
          <table:table-cell office:value-type="string">
            <text:p text:style-name="None">nxq213</text:p>
          </table:table-cell>
          <table:table-cell office:value-type="string">
            <text:p text:style-name="None">Ford fiesta</text:p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58"/>
          <table:table-cell office:value-type="string">
            <text:p text:style-name="None">ac983zy</text:p>
          </table:table-cell>
          <table:table-cell office:value-type="string">
            <text:p text:style-name="None">ford ka</text:p>
          </table:table-cell>
          <table:table-cell office:value-type="string">
            <text:p text:style-name="None">Graciela Arias</text:p>
          </table:table-cell>
          <table:table-cell office:value-type="string">
            <text:p text:style-name="None">coordinación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57"/>
          <table:table-cell office:value-type="string">
            <text:p text:style-name="None">mdl105</text:p>
          </table:table-cell>
          <table:table-cell office:value-type="string">
            <text:p text:style-name="None"/>
          </table:table-cell>
          <table:table-cell office:value-type="string">
            <text:p text:style-name="None">Bárbara</text:p>
          </table:table-cell>
          <table:table-cell office:value-type="string">
            <text:p text:style-name="None">clínica médic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56"/>
          <table:table-cell office:value-type="string">
            <text:p text:style-name="None">ab664ru</text:p>
          </table:table-cell>
          <table:table-cell office:value-type="string">
            <text:p text:style-name="None">palio Rojo</text:p>
          </table:table-cell>
          <table:table-cell office:value-type="string">
            <text:p text:style-name="None">Romina</text:p>
          </table:table-cell>
          <table:table-cell office:value-type="string">
            <text:p text:style-name="None">hemoterapi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55"/>
          <table:table-cell office:value-type="string">
            <text:p text:style-name="None">ad715bn</text:p>
          </table:table-cell>
          <table:table-cell office:value-type="string">
            <text:p text:style-name="None"/>
          </table:table-cell>
          <table:table-cell office:value-type="string">
            <text:p text:style-name="None">Nicolás Guaragna</text:p>
          </table:table-cell>
          <table:table-cell office:value-type="string">
            <text:p text:style-name="None">dirección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54"/>
          <table:table-cell office:value-type="string">
            <text:p text:style-name="None">lmz939</text:p>
          </table:table-cell>
          <table:table-cell office:value-type="string">
            <text:p text:style-name="None">c</text:p>
          </table:table-cell>
          <table:table-cell office:value-type="string">
            <text:p text:style-name="None">Daniel</text:p>
          </table:table-cell>
          <table:table-cell office:value-type="string">
            <text:p text:style-name="None">cocin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53"/>
          <table:table-cell office:value-type="string">
            <text:p text:style-name="None">iik953</text:p>
          </table:table-cell>
          <table:table-cell office:value-type="string">
            <text:p text:style-name="None">eco sport</text:p>
          </table:table-cell>
          <table:table-cell office:value-type="string">
            <text:p text:style-name="None">Velarde Silvana</text:p>
          </table:table-cell>
          <table:table-cell office:value-type="string">
            <text:p text:style-name="None">rayos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52"/>
          <table:table-cell office:value-type="string">
            <text:p text:style-name="None">llb055</text:p>
          </table:table-cell>
          <table:table-cell office:value-type="string">
            <text:p text:style-name="None">ford Focus</text:p>
          </table:table-cell>
          <table:table-cell office:value-type="string">
            <text:p text:style-name="None">Lia Cardozo</text:p>
          </table:table-cell>
          <table:table-cell office:value-type="string">
            <text:p text:style-name="None">Neo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51"/>
          <table:table-cell office:value-type="string">
            <text:p text:style-name="None">phn278</text:p>
          </table:table-cell>
          <table:table-cell office:value-type="string">
            <text:p text:style-name="None">ford Focus</text:p>
          </table:table-cell>
          <table:table-cell office:value-type="string">
            <text:p text:style-name="None">Demetrio</text:p>
          </table:table-cell>
          <table:table-cell office:value-type="string">
            <text:p text:style-name="None">traumatologí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50"/>
          <table:table-cell office:value-type="string">
            <text:p text:style-name="None">imv853</text:p>
          </table:table-cell>
          <table:table-cell office:value-type="string">
            <text:p text:style-name="None">ford ka</text:p>
          </table:table-cell>
          <table:table-cell office:value-type="string">
            <text:p text:style-name="None">Mauricio Canales </text:p>
          </table:table-cell>
          <table:table-cell office:value-type="string">
            <text:p text:style-name="None">pediatrí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49"/>
          <table:table-cell office:value-type="string">
            <text:p text:style-name="None">ac600js</text:p>
          </table:table-cell>
          <table:table-cell office:value-type="string">
            <text:p text:style-name="None">eco sport</text:p>
          </table:table-cell>
          <table:table-cell office:value-type="string">
            <text:p text:style-name="None">Sebastián Moshain</text:p>
          </table:table-cell>
          <table:table-cell office:value-type="string">
            <text:p text:style-name="None">pediatrí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48"/>
          <table:table-cell office:value-type="string">
            <text:p text:style-name="None">eps268</text:p>
          </table:table-cell>
          <table:table-cell office:value-type="string">
            <text:p text:style-name="None">Meriva</text:p>
          </table:table-cell>
          <table:table-cell office:value-type="string">
            <text:p text:style-name="None">González Carla</text:p>
          </table:table-cell>
          <table:table-cell office:value-type="string">
            <text:p text:style-name="None">pediatrí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47"/>
          <table:table-cell office:value-type="string">
            <text:p text:style-name="None">ppq722</text:p>
          </table:table-cell>
          <table:table-cell office:value-type="string">
            <text:p text:style-name="None">agile</text:p>
          </table:table-cell>
          <table:table-cell office:value-type="string">
            <text:p text:style-name="None">Carigliano Claudia</text:p>
          </table:table-cell>
          <table:table-cell office:value-type="string">
            <text:p text:style-name="None">pediatrí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46"/>
          <table:table-cell office:value-type="string">
            <text:p text:style-name="None">ac990kv</text:p>
          </table:table-cell>
          <table:table-cell office:value-type="string">
            <text:p text:style-name="None"/>
          </table:table-cell>
          <table:table-cell office:value-type="string">
            <text:p text:style-name="None">Muñoz</text:p>
          </table:table-cell>
          <table:table-cell office:value-type="string">
            <text:p text:style-name="None">endocrinologí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45"/>
          <table:table-cell office:value-type="string">
            <text:p text:style-name="None">mex773</text:p>
          </table:table-cell>
          <table:table-cell office:value-type="string">
            <text:p text:style-name="None">Ford fiesta</text:p>
          </table:table-cell>
          <table:table-cell office:value-type="string">
            <text:p text:style-name="None">dr ingrata</text:p>
          </table:table-cell>
          <table:table-cell office:value-type="string">
            <text:p text:style-name="None">orl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44"/>
          <table:table-cell office:value-type="string">
            <text:p text:style-name="None">te</text:p>
          </table:table-cell>
          <table:table-cell office:value-type="string">
            <text:p text:style-name="None">ford ka</text:p>
          </table:table-cell>
          <table:table-cell office:value-type="string">
            <text:p text:style-name="None">Carballido</text:p>
          </table:table-cell>
          <table:table-cell office:value-type="string">
            <text:p text:style-name="None">clínic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43"/>
          <table:table-cell office:value-type="string">
            <text:p text:style-name="None">izk748</text:p>
          </table:table-cell>
          <table:table-cell office:value-type="string">
            <text:p text:style-name="None">ford ka</text:p>
          </table:table-cell>
          <table:table-cell office:value-type="string">
            <text:p text:style-name="None">Opezzo</text:p>
          </table:table-cell>
          <table:table-cell office:value-type="string">
            <text:p text:style-name="None">Kinesiologí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42"/>
          <table:table-cell office:value-type="string">
            <text:p text:style-name="None">ab100ou</text:p>
          </table:table-cell>
          <table:table-cell office:value-type="string">
            <text:p text:style-name="None">ford ka</text:p>
          </table:table-cell>
          <table:table-cell office:value-type="string">
            <text:p text:style-name="None">dr Milton</text:p>
          </table:table-cell>
          <table:table-cell office:value-type="string">
            <text:p text:style-name="None">ginecologí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41"/>
          <table:table-cell office:value-type="string">
            <text:p text:style-name="None">llb055</text:p>
          </table:table-cell>
          <table:table-cell office:value-type="string">
            <text:p text:style-name="None">ford</text:p>
          </table:table-cell>
          <table:table-cell office:value-type="string">
            <text:p text:style-name="None">Lardozo lia</text:p>
          </table:table-cell>
          <table:table-cell office:value-type="string">
            <text:p text:style-name="None">neo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40"/>
          <table:table-cell office:value-type="string">
            <text:p text:style-name="None">ae733bd</text:p>
          </table:table-cell>
          <table:table-cell office:value-type="string">
            <text:p text:style-name="None"/>
          </table:table-cell>
          <table:table-cell office:value-type="string">
            <text:p text:style-name="None">Gutiérrez Norma</text:p>
          </table:table-cell>
          <table:table-cell office:value-type="string">
            <text:p text:style-name="None">neo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39"/>
          <table:table-cell office:value-type="string">
            <text:p text:style-name="None">ac951zx</text:p>
          </table:table-cell>
          <table:table-cell office:value-type="string">
            <text:p text:style-name="None"/>
          </table:table-cell>
          <table:table-cell office:value-type="string">
            <text:p text:style-name="None">Camus Helena</text:p>
          </table:table-cell>
          <table:table-cell office:value-type="string">
            <text:p text:style-name="None">quirófano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38"/>
          <table:table-cell office:value-type="string">
            <text:p text:style-name="None">joc468</text:p>
          </table:table-cell>
          <table:table-cell office:value-type="string">
            <text:p text:style-name="None"/>
          </table:table-cell>
          <table:table-cell office:value-type="string">
            <text:p text:style-name="None">Aranda Ramiro</text:p>
          </table:table-cell>
          <table:table-cell office:value-type="string">
            <text:p text:style-name="None">cirugí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37"/>
          <table:table-cell office:value-type="string">
            <text:p text:style-name="None">ab233gw</text:p>
          </table:table-cell>
          <table:table-cell office:value-type="string">
            <text:p text:style-name="None">Ford fiesta</text:p>
          </table:table-cell>
          <table:table-cell office:value-type="string">
            <text:p text:style-name="None">Cristina Matias</text:p>
          </table:table-cell>
          <table:table-cell office:value-type="string">
            <text:p text:style-name="None">quirófano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36"/>
          <table:table-cell office:value-type="string">
            <text:p text:style-name="None">jiv080</text:p>
          </table:table-cell>
          <table:table-cell office:value-type="string">
            <text:p text:style-name="None">ford ka</text:p>
          </table:table-cell>
          <table:table-cell office:value-type="string">
            <text:p text:style-name="None">Sabrina Caballero</text:p>
          </table:table-cell>
          <table:table-cell office:value-type="string">
            <text:p text:style-name="None">clínic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35"/>
          <table:table-cell office:value-type="string">
            <text:p text:style-name="None">ac092id</text:p>
          </table:table-cell>
          <table:table-cell office:value-type="string">
            <text:p text:style-name="None">Rangers</text:p>
          </table:table-cell>
          <table:table-cell office:value-type="string">
            <text:p text:style-name="None">Claudia</text:p>
          </table:table-cell>
          <table:table-cell office:value-type="string">
            <text:p text:style-name="None">r.m.n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34"/>
          <table:table-cell office:value-type="string">
            <text:p text:style-name="None">ncv982</text:p>
          </table:table-cell>
          <table:table-cell office:value-type="string">
            <text:p text:style-name="None">Ford fiesta</text:p>
          </table:table-cell>
          <table:table-cell office:value-type="string">
            <text:p text:style-name="None">Ema</text:p>
          </table:table-cell>
          <table:table-cell office:value-type="string">
            <text:p text:style-name="None">pediatrí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33"/>
          <table:table-cell office:value-type="string">
            <text:p text:style-name="None">ab444rn</text:p>
          </table:table-cell>
          <table:table-cell office:value-type="string">
            <text:p text:style-name="None">escort bordo</text:p>
          </table:table-cell>
          <table:table-cell office:value-type="string">
            <text:p text:style-name="None">dr carazco</text:p>
          </table:table-cell>
          <table:table-cell office:value-type="string">
            <text:p text:style-name="None">ginecologí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32"/>
          <table:table-cell office:value-type="string">
            <text:p text:style-name="None">hoz335</text:p>
          </table:table-cell>
          <table:table-cell office:value-type="string">
            <text:p text:style-name="None">Ford fiesta</text:p>
          </table:table-cell>
          <table:table-cell office:value-type="string">
            <text:p text:style-name="None">Albaranque</text:p>
          </table:table-cell>
          <table:table-cell office:value-type="string">
            <text:p text:style-name="None">servicios sociales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31"/>
          <table:table-cell office:value-type="string">
            <text:p text:style-name="None">ac109af</text:p>
          </table:table-cell>
          <table:table-cell office:value-type="string">
            <text:p text:style-name="None">eco sport</text:p>
          </table:table-cell>
          <table:table-cell office:value-type="string">
            <text:p text:style-name="None">dr Fani</text:p>
          </table:table-cell>
          <table:table-cell office:value-type="string">
            <text:p text:style-name="None">dermatologi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30"/>
          <table:table-cell office:value-type="string">
            <text:p text:style-name="None">ac180ry</text:p>
          </table:table-cell>
          <table:table-cell office:value-type="string">
            <text:p text:style-name="None">ford Focus</text:p>
          </table:table-cell>
          <table:table-cell office:value-type="string">
            <text:p text:style-name="None">Rey Erica</text:p>
          </table:table-cell>
          <table:table-cell office:value-type="string">
            <text:p text:style-name="None">Kinesiologí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29"/>
          <table:table-cell office:value-type="string">
            <text:p text:style-name="None">ab715rx</text:p>
          </table:table-cell>
          <table:table-cell office:value-type="string">
            <text:p text:style-name="None">ford Focus</text:p>
          </table:table-cell>
          <table:table-cell office:value-type="string">
            <text:p text:style-name="None">Guaragna Nicolás</text:p>
          </table:table-cell>
          <table:table-cell office:value-type="string">
            <text:p text:style-name="None">archivo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28"/>
          <table:table-cell office:value-type="string">
            <text:p text:style-name="None">kmv354</text:p>
          </table:table-cell>
          <table:table-cell office:value-type="string">
            <text:p text:style-name="None">ford ka</text:p>
          </table:table-cell>
          <table:table-cell office:value-type="string">
            <text:p text:style-name="None">prieto Romina</text:p>
          </table:table-cell>
          <table:table-cell office:value-type="string">
            <text:p text:style-name="None">pediatrí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27"/>
          <table:table-cell office:value-type="string">
            <text:p text:style-name="None">off391</text:p>
          </table:table-cell>
          <table:table-cell office:value-type="string">
            <text:p text:style-name="None">eco sport</text:p>
          </table:table-cell>
          <table:table-cell office:value-type="string">
            <text:p text:style-name="None">Angélica</text:p>
          </table:table-cell>
          <table:table-cell office:value-type="string">
            <text:p text:style-name="None">code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26"/>
          <table:table-cell office:value-type="string">
            <text:p text:style-name="None">paz301</text:p>
          </table:table-cell>
          <table:table-cell office:value-type="string">
            <text:p text:style-name="None">ford Focus</text:p>
          </table:table-cell>
          <table:table-cell office:value-type="string">
            <text:p text:style-name="None">Engara Patricia</text:p>
          </table:table-cell>
          <table:table-cell office:value-type="string">
            <text:p text:style-name="None">Kinesiologí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25"/>
          <table:table-cell office:value-type="string">
            <text:p text:style-name="None">lbb055</text:p>
          </table:table-cell>
          <table:table-cell office:value-type="string">
            <text:p text:style-name="None">ford Focus</text:p>
          </table:table-cell>
          <table:table-cell office:value-type="string">
            <text:p text:style-name="None">Liliana Cardozo</text:p>
          </table:table-cell>
          <table:table-cell office:value-type="string">
            <text:p text:style-name="None">neo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24"/>
          <table:table-cell office:value-type="string">
            <text:p text:style-name="None">enc585</text:p>
          </table:table-cell>
          <table:table-cell office:value-type="string">
            <text:p text:style-name="None">eco sport</text:p>
          </table:table-cell>
          <table:table-cell office:value-type="string">
            <text:p text:style-name="None">Javier</text:p>
          </table:table-cell>
          <table:table-cell office:value-type="string">
            <text:p text:style-name="None">guardia adultos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23"/>
          <table:table-cell office:value-type="string">
            <text:p text:style-name="None">hfb146</text:p>
          </table:table-cell>
          <table:table-cell office:value-type="string">
            <text:p text:style-name="None">ford Focus</text:p>
          </table:table-cell>
          <table:table-cell office:value-type="string">
            <text:p text:style-name="None">Verónica</text:p>
          </table:table-cell>
          <table:table-cell office:value-type="string">
            <text:p text:style-name="None">guardia adultos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22"/>
          <table:table-cell office:value-type="string">
            <text:p text:style-name="None">aa433zg</text:p>
          </table:table-cell>
          <table:table-cell office:value-type="string">
            <text:p text:style-name="None">ford ka</text:p>
          </table:table-cell>
          <table:table-cell office:value-type="string">
            <text:p text:style-name="None">dr Garcela</text:p>
          </table:table-cell>
          <table:table-cell office:value-type="string">
            <text:p text:style-name="None">ginecologí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21"/>
          <table:table-cell office:value-type="string">
            <text:p text:style-name="None">ae396wt</text:p>
          </table:table-cell>
          <table:table-cell office:value-type="string">
            <text:p text:style-name="None">blanco</text:p>
          </table:table-cell>
          <table:table-cell office:value-type="string">
            <text:p text:style-name="None">dr ingrattha</text:p>
          </table:table-cell>
          <table:table-cell office:value-type="string">
            <text:p text:style-name="None">otorrino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20"/>
          <table:table-cell office:value-type="string">
            <text:p text:style-name="None">ad038to</text:p>
          </table:table-cell>
          <table:table-cell office:value-type="string">
            <text:p text:style-name="None">d53</text:p>
          </table:table-cell>
          <table:table-cell office:value-type="string">
            <text:p text:style-name="None">dr Olmos Mercedes</text:p>
          </table:table-cell>
          <table:table-cell office:value-type="string">
            <text:p text:style-name="None">hemoterapi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19"/>
          <table:table-cell office:value-type="string">
            <text:p text:style-name="None">ab844dv</text:p>
          </table:table-cell>
          <table:table-cell office:value-type="string">
            <text:p text:style-name="None"/>
          </table:table-cell>
          <table:table-cell office:value-type="string">
            <text:p text:style-name="None">sevillano Viviana</text:p>
          </table:table-cell>
          <table:table-cell office:value-type="string">
            <text:p text:style-name="None">pediatrí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18"/>
          <table:table-cell office:value-type="string">
            <text:p text:style-name="None">aa791va</text:p>
          </table:table-cell>
          <table:table-cell office:value-type="string">
            <text:p text:style-name="None">c4</text:p>
          </table:table-cell>
          <table:table-cell office:value-type="string">
            <text:p text:style-name="None">Lesly Velázquez</text:p>
          </table:table-cell>
          <table:table-cell office:value-type="string">
            <text:p text:style-name="None">Neo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17"/>
          <table:table-cell office:value-type="string">
            <text:p text:style-name="None">oj697</text:p>
          </table:table-cell>
          <table:table-cell office:value-type="string">
            <text:p text:style-name="None">c4</text:p>
          </table:table-cell>
          <table:table-cell office:value-type="string">
            <text:p text:style-name="None">Diego</text:p>
          </table:table-cell>
          <table:table-cell office:value-type="string">
            <text:p text:style-name="None">laboratorio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16"/>
          <table:table-cell office:value-type="string">
            <text:p text:style-name="None">plp008</text:p>
          </table:table-cell>
          <table:table-cell office:value-type="string">
            <text:p text:style-name="None">ford Focus</text:p>
          </table:table-cell>
          <table:table-cell office:value-type="string">
            <text:p text:style-name="None">dr Braun</text:p>
          </table:table-cell>
          <table:table-cell office:value-type="string">
            <text:p text:style-name="None">guardia adultos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15"/>
          <table:table-cell office:value-type="string">
            <text:p text:style-name="None">aa754ot</text:p>
          </table:table-cell>
          <table:table-cell office:value-type="string">
            <text:p text:style-name="None"/>
          </table:table-cell>
          <table:table-cell office:value-type="string">
            <text:p text:style-name="None">Charparse Diaz</text:p>
          </table:table-cell>
          <table:table-cell office:value-type="string">
            <text:p text:style-name="None">cardiologí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14"/>
          <table:table-cell office:value-type="string">
            <text:p text:style-name="None">ae190in</text:p>
          </table:table-cell>
          <table:table-cell office:value-type="string">
            <text:p text:style-name="None">c4</text:p>
          </table:table-cell>
          <table:table-cell office:value-type="string">
            <text:p text:style-name="None">dr Risco</text:p>
          </table:table-cell>
          <table:table-cell office:value-type="string">
            <text:p text:style-name="None">cardiologí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13"/>
          <table:table-cell office:value-type="string">
            <text:p text:style-name="None">fiz333</text:p>
          </table:table-cell>
          <table:table-cell office:value-type="string">
            <text:p text:style-name="None">xara</text:p>
          </table:table-cell>
          <table:table-cell office:value-type="string">
            <text:p text:style-name="None">Aquino Laura</text:p>
          </table:table-cell>
          <table:table-cell office:value-type="string">
            <text:p text:style-name="None">polivalente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12"/>
          <table:table-cell office:value-type="string">
            <text:p text:style-name="None">lpc380</text:p>
          </table:table-cell>
          <table:table-cell office:value-type="string">
            <text:p text:style-name="None"/>
          </table:table-cell>
          <table:table-cell office:value-type="string">
            <text:p text:style-name="None">Osvaldo</text:p>
          </table:table-cell>
          <table:table-cell office:value-type="string">
            <text:p text:style-name="None">hemoterapi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11"/>
          <table:table-cell office:value-type="string">
            <text:p text:style-name="None">ad830hk</text:p>
          </table:table-cell>
          <table:table-cell office:value-type="string">
            <text:p text:style-name="None">c4 citroen</text:p>
          </table:table-cell>
          <table:table-cell office:value-type="string">
            <text:p text:style-name="None">dr Quiroz</text:p>
          </table:table-cell>
          <table:table-cell office:value-type="string">
            <text:p text:style-name="None">pediatrí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10"/>
          <table:table-cell office:value-type="string">
            <text:p text:style-name="None">mqo823</text:p>
          </table:table-cell>
          <table:table-cell office:value-type="string">
            <text:p text:style-name="None">c4 citroen</text:p>
          </table:table-cell>
          <table:table-cell office:value-type="string">
            <text:p text:style-name="None">Esker Luciano</text:p>
          </table:table-cell>
          <table:table-cell office:value-type="string">
            <text:p text:style-name="None">terapi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09"/>
          <table:table-cell office:value-type="string">
            <text:p text:style-name="None">ae411tm </text:p>
          </table:table-cell>
          <table:table-cell office:value-type="string">
            <text:p text:style-name="None">camioneta 510 </text:p>
          </table:table-cell>
          <table:table-cell office:value-type="string">
            <text:p text:style-name="None">dr frontino</text:p>
          </table:table-cell>
          <table:table-cell office:value-type="string">
            <text:p text:style-name="None">ecografí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08"/>
          <table:table-cell office:value-type="string">
            <text:p text:style-name="None">ac338xi</text:p>
          </table:table-cell>
          <table:table-cell office:value-type="string">
            <text:p text:style-name="None">ónix blanco</text:p>
          </table:table-cell>
          <table:table-cell office:value-type="string">
            <text:p text:style-name="None">Javier</text:p>
          </table:table-cell>
          <table:table-cell office:value-type="string">
            <text:p text:style-name="None">cirugí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07"/>
          <table:table-cell office:value-type="string">
            <text:p text:style-name="None">lpx353</text:p>
          </table:table-cell>
          <table:table-cell office:value-type="string">
            <text:p text:style-name="None">spirit negro</text:p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06"/>
          <table:table-cell office:value-type="string">
            <text:p text:style-name="None">oan781</text:p>
          </table:table-cell>
          <table:table-cell office:value-type="string">
            <text:p text:style-name="None">ónix Chevrolet</text:p>
          </table:table-cell>
          <table:table-cell office:value-type="string">
            <text:p text:style-name="None">Almirón Gustavo</text:p>
          </table:table-cell>
          <table:table-cell office:value-type="string">
            <text:p text:style-name="None">limpiez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05"/>
          <table:table-cell office:value-type="string">
            <text:p text:style-name="None">foz006</text:p>
          </table:table-cell>
          <table:table-cell office:value-type="string">
            <text:p text:style-name="None">golf</text:p>
          </table:table-cell>
          <table:table-cell office:value-type="string">
            <text:p text:style-name="None">Matías</text:p>
          </table:table-cell>
          <table:table-cell office:value-type="string">
            <text:p text:style-name="None">informátic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04"/>
          <table:table-cell office:value-type="string">
            <text:p text:style-name="None">aa302vu</text:p>
          </table:table-cell>
          <table:table-cell office:value-type="string">
            <text:p text:style-name="None">Chevrolet azul</text:p>
          </table:table-cell>
          <table:table-cell office:value-type="string">
            <text:p text:style-name="None">Ambrosis</text:p>
          </table:table-cell>
          <table:table-cell office:value-type="string">
            <text:p text:style-name="None">jefe quirófano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03"/>
          <table:table-cell office:value-type="string">
            <text:p text:style-name="None">msa019</text:p>
          </table:table-cell>
          <table:table-cell office:value-type="string">
            <text:p text:style-name="None">Celta</text:p>
          </table:table-cell>
          <table:table-cell office:value-type="string">
            <text:p text:style-name="None">Espíndola Celeste</text:p>
          </table:table-cell>
          <table:table-cell office:value-type="string">
            <text:p text:style-name="None">a.d.m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02"/>
          <table:table-cell office:value-type="string">
            <text:p text:style-name="None">ac497sx</text:p>
          </table:table-cell>
          <table:table-cell office:value-type="string">
            <text:p text:style-name="None"/>
          </table:table-cell>
          <table:table-cell office:value-type="string">
            <text:p text:style-name="None">Diego Dalmasso</text:p>
          </table:table-cell>
          <table:table-cell office:value-type="string">
            <text:p text:style-name="None">pediatrí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01"/>
          <table:table-cell office:value-type="string">
            <text:p text:style-name="None">aa302wu</text:p>
          </table:table-cell>
          <table:table-cell office:value-type="string">
            <text:p text:style-name="None"/>
          </table:table-cell>
          <table:table-cell office:value-type="string">
            <text:p text:style-name="None">Ambrosis</text:p>
          </table:table-cell>
          <table:table-cell office:value-type="string">
            <text:p text:style-name="None">quirófano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00"/>
          <table:table-cell office:value-type="string">
            <text:p text:style-name="None">ab817ei</text:p>
          </table:table-cell>
          <table:table-cell office:value-type="string">
            <text:p text:style-name="None"/>
          </table:table-cell>
          <table:table-cell office:value-type="string">
            <text:p text:style-name="None">ifran Mónica</text:p>
          </table:table-cell>
          <table:table-cell office:value-type="string">
            <text:p text:style-name="None">esterilización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99"/>
          <table:table-cell office:value-type="string">
            <text:p text:style-name="None">iab867iy</text:p>
          </table:table-cell>
          <table:table-cell office:value-type="string">
            <text:p text:style-name="None">cobalt</text:p>
          </table:table-cell>
          <table:table-cell office:value-type="string">
            <text:p text:style-name="None">Castro Juan</text:p>
          </table:table-cell>
          <table:table-cell office:value-type="string">
            <text:p text:style-name="None">administración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98"/>
          <table:table-cell office:value-type="string">
            <text:p text:style-name="None">ac446pg</text:p>
          </table:table-cell>
          <table:table-cell office:value-type="string">
            <text:p text:style-name="None">spin</text:p>
          </table:table-cell>
          <table:table-cell office:value-type="string">
            <text:p text:style-name="None">luz</text:p>
          </table:table-cell>
          <table:table-cell office:value-type="string">
            <text:p text:style-name="None">vacunatorio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97"/>
          <table:table-cell office:value-type="string">
            <text:p text:style-name="None">jfg575</text:p>
          </table:table-cell>
          <table:table-cell office:value-type="string">
            <text:p text:style-name="None">corsa</text:p>
          </table:table-cell>
          <table:table-cell office:value-type="string">
            <text:p text:style-name="None"/>
          </table:table-cell>
          <table:table-cell office:value-type="string">
            <text:p text:style-name="None">obstetrici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96"/>
          <table:table-cell office:value-type="string">
            <text:p text:style-name="None">ac109yr</text:p>
          </table:table-cell>
          <table:table-cell office:value-type="string">
            <text:p text:style-name="None">tracker</text:p>
          </table:table-cell>
          <table:table-cell office:value-type="string">
            <text:p text:style-name="None">Heredia Lilian</text:p>
          </table:table-cell>
          <table:table-cell office:value-type="string">
            <text:p text:style-name="None">cirugí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95"/>
          <table:table-cell office:value-type="string">
            <text:p text:style-name="None">ac485xf</text:p>
          </table:table-cell>
          <table:table-cell office:value-type="string">
            <text:p text:style-name="None"/>
          </table:table-cell>
          <table:table-cell office:value-type="string">
            <text:p text:style-name="None">Barreto Raquel</text:p>
          </table:table-cell>
          <table:table-cell office:value-type="string">
            <text:p text:style-name="None">pediatrí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94"/>
          <table:table-cell office:value-type="string">
            <text:p text:style-name="None">fet007</text:p>
          </table:table-cell>
          <table:table-cell office:value-type="string">
            <text:p text:style-name="None">Meriva</text:p>
          </table:table-cell>
          <table:table-cell office:value-type="string">
            <text:p text:style-name="None">Julieta</text:p>
          </table:table-cell>
          <table:table-cell office:value-type="string">
            <text:p text:style-name="None">fonodiologi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93"/>
          <table:table-cell office:value-type="string">
            <text:p text:style-name="None">ad162pn</text:p>
          </table:table-cell>
          <table:table-cell office:value-type="string">
            <text:p text:style-name="None"/>
          </table:table-cell>
          <table:table-cell office:value-type="string">
            <text:p text:style-name="None">Rodríguez</text:p>
          </table:table-cell>
          <table:table-cell office:value-type="string">
            <text:p text:style-name="None">gastro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92"/>
          <table:table-cell office:value-type="string">
            <text:p text:style-name="None">jfg475</text:p>
          </table:table-cell>
          <table:table-cell office:value-type="string">
            <text:p text:style-name="None">Corsa</text:p>
          </table:table-cell>
          <table:table-cell office:value-type="string">
            <text:p text:style-name="None"/>
          </table:table-cell>
          <table:table-cell office:value-type="string">
            <text:p text:style-name="None">ginecologí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91"/>
          <table:table-cell office:value-type="string">
            <text:p text:style-name="None">lsn320</text:p>
          </table:table-cell>
          <table:table-cell office:value-type="string">
            <text:p text:style-name="None"/>
          </table:table-cell>
          <table:table-cell office:value-type="string">
            <text:p text:style-name="None">segret Andrés</text:p>
          </table:table-cell>
          <table:table-cell office:value-type="string">
            <text:p text:style-name="None">Kinesiologí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90"/>
          <table:table-cell office:value-type="string">
            <text:p text:style-name="None">lso494</text:p>
          </table:table-cell>
          <table:table-cell office:value-type="string">
            <text:p text:style-name="None">Celta</text:p>
          </table:table-cell>
          <table:table-cell office:value-type="string">
            <text:p text:style-name="None">Jorge Villar</text:p>
          </table:table-cell>
          <table:table-cell office:value-type="string">
            <text:p text:style-name="None">Kinesiologí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89"/>
          <table:table-cell office:value-type="string">
            <text:p text:style-name="None">ae218eg</text:p>
          </table:table-cell>
          <table:table-cell office:value-type="string">
            <text:p text:style-name="None">ónix</text:p>
          </table:table-cell>
          <table:table-cell office:value-type="string">
            <text:p text:style-name="None">Álvarez María Rosa</text:p>
          </table:table-cell>
          <table:table-cell office:value-type="string">
            <text:p text:style-name="None">servicios sociales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88"/>
          <table:table-cell office:value-type="string">
            <text:p text:style-name="None">ac175rp</text:p>
          </table:table-cell>
          <table:table-cell office:value-type="string">
            <text:p text:style-name="None">tracker</text:p>
          </table:table-cell>
          <table:table-cell office:value-type="string">
            <text:p text:style-name="None">Arturo</text:p>
          </table:table-cell>
          <table:table-cell office:value-type="string">
            <text:p text:style-name="None">dirección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87"/>
          <table:table-cell office:value-type="string">
            <text:p text:style-name="None">mjd789</text:p>
          </table:table-cell>
          <table:table-cell office:value-type="string">
            <text:p text:style-name="None"/>
          </table:table-cell>
          <table:table-cell office:value-type="string">
            <text:p text:style-name="None">Durán Gustavo</text:p>
          </table:table-cell>
          <table:table-cell office:value-type="string">
            <text:p text:style-name="None">cuidador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86"/>
          <table:table-cell office:value-type="string">
            <text:p text:style-name="None">pdd834</text:p>
          </table:table-cell>
          <table:table-cell office:value-type="string">
            <text:p text:style-name="None">Chevrolet classic</text:p>
          </table:table-cell>
          <table:table-cell office:value-type="string">
            <text:p text:style-name="None">dr Labombarda</text:p>
          </table:table-cell>
          <table:table-cell office:value-type="string">
            <text:p text:style-name="None">guardia adultos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85"/>
          <table:table-cell office:value-type="string">
            <text:p text:style-name="None">pkg779</text:p>
          </table:table-cell>
          <table:table-cell office:value-type="string">
            <text:p text:style-name="None"/>
          </table:table-cell>
          <table:table-cell office:value-type="string">
            <text:p text:style-name="None">Silvia</text:p>
          </table:table-cell>
          <table:table-cell office:value-type="string">
            <text:p text:style-name="None">hemoterapi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84"/>
          <table:table-cell office:value-type="string">
            <text:p text:style-name="None">coe920</text:p>
          </table:table-cell>
          <table:table-cell office:value-type="string">
            <text:p text:style-name="None">prisma Chevrolet</text:p>
          </table:table-cell>
          <table:table-cell office:value-type="string">
            <text:p text:style-name="None">dr villa Lobos</text:p>
          </table:table-cell>
          <table:table-cell office:value-type="string">
            <text:p text:style-name="None">cirugí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83"/>
          <table:table-cell office:value-type="string">
            <text:p text:style-name="None">elm530</text:p>
          </table:table-cell>
          <table:table-cell office:value-type="string">
            <text:p text:style-name="None">Peugeot</text:p>
          </table:table-cell>
          <table:table-cell office:value-type="string">
            <text:p text:style-name="None">Badano Marta</text:p>
          </table:table-cell>
          <table:table-cell office:value-type="string">
            <text:p text:style-name="None">partos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82"/>
          <table:table-cell office:value-type="string">
            <text:p text:style-name="None">hbp269</text:p>
          </table:table-cell>
          <table:table-cell office:value-type="string">
            <text:p text:style-name="None">Fiat palio</text:p>
          </table:table-cell>
          <table:table-cell office:value-type="string">
            <text:p text:style-name="None">dr Pérez Adriana</text:p>
          </table:table-cell>
          <table:table-cell office:value-type="string">
            <text:p text:style-name="None">terapi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81"/>
          <table:table-cell office:value-type="string">
            <text:p text:style-name="None">pje275</text:p>
          </table:table-cell>
          <table:table-cell office:value-type="string">
            <text:p text:style-name="None">Fiat palio</text:p>
          </table:table-cell>
          <table:table-cell office:value-type="string">
            <text:p text:style-name="None">cretella Gastón</text:p>
          </table:table-cell>
          <table:table-cell office:value-type="string">
            <text:p text:style-name="None">anestesi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80"/>
          <table:table-cell office:value-type="string">
            <text:p text:style-name="None">ab664ru</text:p>
          </table:table-cell>
          <table:table-cell office:value-type="string">
            <text:p text:style-name="None">Fiat palio</text:p>
          </table:table-cell>
          <table:table-cell office:value-type="string">
            <text:p text:style-name="None">Romina</text:p>
          </table:table-cell>
          <table:table-cell office:value-type="string">
            <text:p text:style-name="None">hemoterapi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79"/>
          <table:table-cell office:value-type="string">
            <text:p text:style-name="None">bkx470</text:p>
          </table:table-cell>
          <table:table-cell office:value-type="string">
            <text:p text:style-name="None">Ford fiesta</text:p>
          </table:table-cell>
          <table:table-cell office:value-type="string">
            <text:p text:style-name="None">Alicia</text:p>
          </table:table-cell>
          <table:table-cell office:value-type="string">
            <text:p text:style-name="None">laboratorio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78"/>
          <table:table-cell office:value-type="string">
            <text:p text:style-name="None">dlm846</text:p>
          </table:table-cell>
          <table:table-cell office:value-type="string">
            <text:p text:style-name="None"/>
          </table:table-cell>
          <table:table-cell office:value-type="string">
            <text:p text:style-name="None">samora Ivana</text:p>
          </table:table-cell>
          <table:table-cell office:value-type="string">
            <text:p text:style-name="None">clínica médic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77"/>
          <table:table-cell office:value-type="string">
            <text:p text:style-name="None">rzc372</text:p>
          </table:table-cell>
          <table:table-cell office:value-type="string">
            <text:p text:style-name="None">Fiat</text:p>
          </table:table-cell>
          <table:table-cell office:value-type="string">
            <text:p text:style-name="None">Mariano</text:p>
          </table:table-cell>
          <table:table-cell office:value-type="string">
            <text:p text:style-name="None">ambulanciero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76"/>
          <table:table-cell office:value-type="string">
            <text:p text:style-name="None">liy197</text:p>
          </table:table-cell>
          <table:table-cell office:value-type="string">
            <text:p text:style-name="None">turbo</text:p>
          </table:table-cell>
          <table:table-cell office:value-type="string">
            <text:p text:style-name="None">Garro Lilian</text:p>
          </table:table-cell>
          <table:table-cell office:value-type="string">
            <text:p text:style-name="None">tesorerí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75"/>
          <table:table-cell office:value-type="string">
            <text:p text:style-name="None">ihu784</text:p>
          </table:table-cell>
          <table:table-cell office:value-type="string">
            <text:p text:style-name="None">Fiat palio</text:p>
          </table:table-cell>
          <table:table-cell office:value-type="string">
            <text:p text:style-name="None">Miguel Canga</text:p>
          </table:table-cell>
          <table:table-cell office:value-type="string">
            <text:p text:style-name="None">traumatologí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74"/>
          <table:table-cell office:value-type="string">
            <text:p text:style-name="None">fpc942</text:p>
          </table:table-cell>
          <table:table-cell office:value-type="string">
            <text:p text:style-name="None">gol</text:p>
          </table:table-cell>
          <table:table-cell office:value-type="string">
            <text:p text:style-name="None"/>
          </table:table-cell>
          <table:table-cell office:value-type="string">
            <text:p text:style-name="None">guardia adultos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73"/>
          <table:table-cell office:value-type="string">
            <text:p text:style-name="None">ita193</text:p>
          </table:table-cell>
          <table:table-cell office:value-type="string">
            <text:p text:style-name="None">Suzuki</text:p>
          </table:table-cell>
          <table:table-cell office:value-type="string">
            <text:p text:style-name="None"/>
          </table:table-cell>
          <table:table-cell office:value-type="string">
            <text:p text:style-name="None">terapi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72"/>
          <table:table-cell office:value-type="string">
            <text:p text:style-name="None">ae076ng</text:p>
          </table:table-cell>
          <table:table-cell office:value-type="string">
            <text:p text:style-name="None">gol</text:p>
          </table:table-cell>
          <table:table-cell office:value-type="string">
            <text:p text:style-name="None"/>
          </table:table-cell>
          <table:table-cell office:value-type="string">
            <text:p text:style-name="None">terapi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71"/>
          <table:table-cell office:value-type="string">
            <text:p text:style-name="None">dto040</text:p>
          </table:table-cell>
          <table:table-cell office:value-type="string">
            <text:p text:style-name="None">Renault clio</text:p>
          </table:table-cell>
          <table:table-cell office:value-type="string">
            <text:p text:style-name="None"/>
          </table:table-cell>
          <table:table-cell office:value-type="string">
            <text:p text:style-name="None">terapi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70"/>
          <table:table-cell office:value-type="string">
            <text:p text:style-name="None">ad562bq</text:p>
          </table:table-cell>
          <table:table-cell office:value-type="string">
            <text:p text:style-name="None">Nissan</text:p>
          </table:table-cell>
          <table:table-cell office:value-type="string">
            <text:p text:style-name="None"/>
          </table:table-cell>
          <table:table-cell office:value-type="string">
            <text:p text:style-name="None">traumatologí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69"/>
          <table:table-cell office:value-type="string">
            <text:p text:style-name="None">ac658mw</text:p>
          </table:table-cell>
          <table:table-cell office:value-type="string">
            <text:p text:style-name="None">gol</text:p>
          </table:table-cell>
          <table:table-cell office:value-type="string">
            <text:p text:style-name="None"/>
          </table:table-cell>
          <table:table-cell office:value-type="string">
            <text:p text:style-name="None">neo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68"/>
          <table:table-cell office:value-type="string">
            <text:p text:style-name="None">aq791</text:p>
          </table:table-cell>
          <table:table-cell office:value-type="string">
            <text:p text:style-name="None">citroen</text:p>
          </table:table-cell>
          <table:table-cell office:value-type="string">
            <text:p text:style-name="None"/>
          </table:table-cell>
          <table:table-cell office:value-type="string">
            <text:p text:style-name="None">neo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67"/>
          <table:table-cell office:value-type="string">
            <text:p text:style-name="None">ab664rv</text:p>
          </table:table-cell>
          <table:table-cell office:value-type="string">
            <text:p text:style-name="None"/>
          </table:table-cell>
          <table:table-cell office:value-type="string">
            <text:p text:style-name="None">Romina vaelio</text:p>
          </table:table-cell>
          <table:table-cell office:value-type="string">
            <text:p text:style-name="None">hemoterapi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66"/>
          <table:table-cell office:value-type="string">
            <text:p text:style-name="None">ad624jk</text:p>
          </table:table-cell>
          <table:table-cell office:value-type="string">
            <text:p text:style-name="None"/>
          </table:table-cell>
          <table:table-cell office:value-type="string">
            <text:p text:style-name="None">dr feiman</text:p>
          </table:table-cell>
          <table:table-cell office:value-type="string">
            <text:p text:style-name="None">otorrino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65"/>
          <table:table-cell office:value-type="string">
            <text:p text:style-name="None">ae461uq</text:p>
          </table:table-cell>
          <table:table-cell office:value-type="string">
            <text:p text:style-name="None"/>
          </table:table-cell>
          <table:table-cell office:value-type="string">
            <text:p text:style-name="None">dr Maruco</text:p>
          </table:table-cell>
          <table:table-cell office:value-type="string">
            <text:p text:style-name="None">clínic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64"/>
          <table:table-cell office:value-type="string">
            <text:p text:style-name="None">me592</text:p>
          </table:table-cell>
          <table:table-cell office:value-type="string">
            <text:p text:style-name="None">Fiat</text:p>
          </table:table-cell>
          <table:table-cell office:value-type="string">
            <text:p text:style-name="None"/>
          </table:table-cell>
          <table:table-cell office:value-type="string">
            <text:p text:style-name="None">guardia adultos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63"/>
          <table:table-cell office:value-type="string">
            <text:p text:style-name="None">ngf005</text:p>
          </table:table-cell>
          <table:table-cell office:value-type="string">
            <text:p text:style-name="None">palio</text:p>
          </table:table-cell>
          <table:table-cell office:value-type="string">
            <text:p text:style-name="None">Martínez soledad</text:p>
          </table:table-cell>
          <table:table-cell office:value-type="string">
            <text:p text:style-name="None">guardia adultos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62"/>
          <table:table-cell office:value-type="string">
            <text:p text:style-name="None">hwy543</text:p>
          </table:table-cell>
          <table:table-cell office:value-type="string">
            <text:p text:style-name="None"/>
          </table:table-cell>
          <table:table-cell office:value-type="string">
            <text:p text:style-name="None">lucas</text:p>
          </table:table-cell>
          <table:table-cell office:value-type="string">
            <text:p text:style-name="None">r.m.n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61"/>
          <table:table-cell office:value-type="string">
            <text:p text:style-name="None">ae076mg</text:p>
          </table:table-cell>
          <table:table-cell office:value-type="string">
            <text:p text:style-name="None">cronos</text:p>
          </table:table-cell>
          <table:table-cell office:value-type="string">
            <text:p text:style-name="None">dr Gómez</text:p>
          </table:table-cell>
          <table:table-cell office:value-type="string">
            <text:p text:style-name="None">guardia adultos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60"/>
          <table:table-cell office:value-type="string">
            <text:p text:style-name="None">ae406uz</text:p>
          </table:table-cell>
          <table:table-cell office:value-type="string">
            <text:p text:style-name="None">cronos</text:p>
          </table:table-cell>
          <table:table-cell office:value-type="string">
            <text:p text:style-name="None">Bengoechea</text:p>
          </table:table-cell>
          <table:table-cell office:value-type="string">
            <text:p text:style-name="None">rayos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59"/>
          <table:table-cell office:value-type="string">
            <text:p text:style-name="None">phq922</text:p>
          </table:table-cell>
          <table:table-cell office:value-type="string">
            <text:p text:style-name="None">fiat punto</text:p>
          </table:table-cell>
          <table:table-cell office:value-type="string">
            <text:p text:style-name="None">dr Gómez</text:p>
          </table:table-cell>
          <table:table-cell office:value-type="string">
            <text:p text:style-name="None">guardia adultos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58"/>
          <table:table-cell office:value-type="string">
            <text:p text:style-name="None">pip098</text:p>
          </table:table-cell>
          <table:table-cell office:value-type="string">
            <text:p text:style-name="None">kia</text:p>
          </table:table-cell>
          <table:table-cell office:value-type="string">
            <text:p text:style-name="None">Marcela</text:p>
          </table:table-cell>
          <table:table-cell office:value-type="string">
            <text:p text:style-name="None">ginecologí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57"/>
          <table:table-cell office:value-type="string">
            <text:p text:style-name="None">jgf654</text:p>
          </table:table-cell>
          <table:table-cell office:value-type="string">
            <text:p text:style-name="None">cucú</text:p>
          </table:table-cell>
          <table:table-cell office:value-type="string">
            <text:p text:style-name="None">Ceciliab</text:p>
          </table:table-cell>
          <table:table-cell office:value-type="string">
            <text:p text:style-name="None">ginecologí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56"/>
          <table:table-cell office:value-type="string">
            <text:p text:style-name="None">ad731</text:p>
          </table:table-cell>
          <table:table-cell office:value-type="string">
            <text:p text:style-name="None">strianese Ford</text:p>
          </table:table-cell>
          <table:table-cell office:value-type="string">
            <text:p text:style-name="None"/>
          </table:table-cell>
          <table:table-cell office:value-type="string">
            <text:p text:style-name="None">odontologi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55"/>
          <table:table-cell office:value-type="string">
            <text:p text:style-name="None">hhx600</text:p>
          </table:table-cell>
          <table:table-cell office:value-type="string">
            <text:p text:style-name="None">fox</text:p>
          </table:table-cell>
          <table:table-cell office:value-type="string">
            <text:p text:style-name="None">morabes</text:p>
          </table:table-cell>
          <table:table-cell office:value-type="string">
            <text:p text:style-name="None">guardia adultos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54"/>
          <table:table-cell office:value-type="string">
            <text:p text:style-name="None">pao436</text:p>
          </table:table-cell>
          <table:table-cell office:value-type="string">
            <text:p text:style-name="None">duster</text:p>
          </table:table-cell>
          <table:table-cell office:value-type="string">
            <text:p text:style-name="None">lopez Alejandro</text:p>
          </table:table-cell>
          <table:table-cell office:value-type="string">
            <text:p text:style-name="None">laboratorio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53"/>
          <table:table-cell office:value-type="string">
            <text:p text:style-name="None">jum694</text:p>
          </table:table-cell>
          <table:table-cell office:value-type="string">
            <text:p text:style-name="None">siena</text:p>
          </table:table-cell>
          <table:table-cell office:value-type="string">
            <text:p text:style-name="None">lopez</text:p>
          </table:table-cell>
          <table:table-cell office:value-type="string">
            <text:p text:style-name="None">pediatrí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52"/>
          <table:table-cell office:value-type="string">
            <text:p text:style-name="None">gum530</text:p>
          </table:table-cell>
          <table:table-cell office:value-type="string">
            <text:p text:style-name="None">Peugeot 206</text:p>
          </table:table-cell>
          <table:table-cell office:value-type="string">
            <text:p text:style-name="None">badano</text:p>
          </table:table-cell>
          <table:table-cell office:value-type="string">
            <text:p text:style-name="None">partos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51"/>
          <table:table-cell office:value-type="string">
            <text:p text:style-name="None">lnn347</text:p>
          </table:table-cell>
          <table:table-cell office:value-type="string">
            <text:p text:style-name="None">clio</text:p>
          </table:table-cell>
          <table:table-cell office:value-type="string">
            <text:p text:style-name="None">Jackeline</text:p>
          </table:table-cell>
          <table:table-cell office:value-type="string">
            <text:p text:style-name="None">pediatrí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50"/>
          <table:table-cell office:value-type="string">
            <text:p text:style-name="None">ac446pg</text:p>
          </table:table-cell>
          <table:table-cell office:value-type="string">
            <text:p text:style-name="None"/>
          </table:table-cell>
          <table:table-cell office:value-type="string">
            <text:p text:style-name="None">luz</text:p>
          </table:table-cell>
          <table:table-cell office:value-type="string">
            <text:p text:style-name="None">vacunatorio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49"/>
          <table:table-cell office:value-type="string">
            <text:p text:style-name="None">feb088</text:p>
          </table:table-cell>
          <table:table-cell office:value-type="string">
            <text:p text:style-name="None">gold</text:p>
          </table:table-cell>
          <table:table-cell office:value-type="string">
            <text:p text:style-name="None">norma</text:p>
          </table:table-cell>
          <table:table-cell office:value-type="string">
            <text:p text:style-name="None">maternidad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48"/>
          <table:table-cell office:value-type="string">
            <text:p text:style-name="None">ac583fw</text:p>
          </table:table-cell>
          <table:table-cell office:value-type="string">
            <text:p text:style-name="None">joy</text:p>
          </table:table-cell>
          <table:table-cell office:value-type="string">
            <text:p text:style-name="None">baneto kari joy</text:p>
          </table:table-cell>
          <table:table-cell office:value-type="string">
            <text:p text:style-name="None">pediatrí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47"/>
          <table:table-cell office:value-type="string">
            <text:p text:style-name="None">ad630xf</text:p>
          </table:table-cell>
          <table:table-cell office:value-type="string">
            <text:p text:style-name="None"/>
          </table:table-cell>
          <table:table-cell office:value-type="string">
            <text:p text:style-name="None">Viña</text:p>
          </table:table-cell>
          <table:table-cell office:value-type="string">
            <text:p text:style-name="None">partos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46"/>
          <table:table-cell office:value-type="string">
            <text:p text:style-name="None">aa874pk</text:p>
          </table:table-cell>
          <table:table-cell office:value-type="string">
            <text:p text:style-name="None">hrv</text:p>
          </table:table-cell>
          <table:table-cell office:value-type="string">
            <text:p text:style-name="None">dr Álvarez</text:p>
          </table:table-cell>
          <table:table-cell office:value-type="string">
            <text:p text:style-name="None">traumatologí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45"/>
          <table:table-cell office:value-type="string">
            <text:p text:style-name="None">esc411</text:p>
          </table:table-cell>
          <table:table-cell office:value-type="string">
            <text:p text:style-name="None">bora</text:p>
          </table:table-cell>
          <table:table-cell office:value-type="string">
            <text:p text:style-name="None">Luzardo</text:p>
          </table:table-cell>
          <table:table-cell office:value-type="string">
            <text:p text:style-name="None">guardia adultos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44"/>
          <table:table-cell office:value-type="string">
            <text:p text:style-name="None">ixr634</text:p>
          </table:table-cell>
          <table:table-cell office:value-type="string">
            <text:p text:style-name="None">gol gris</text:p>
          </table:table-cell>
          <table:table-cell office:value-type="string">
            <text:p text:style-name="None">Alonso</text:p>
          </table:table-cell>
          <table:table-cell office:value-type="string">
            <text:p text:style-name="None">cuidador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43"/>
          <table:table-cell office:value-type="string">
            <text:p text:style-name="None">oup846</text:p>
          </table:table-cell>
          <table:table-cell office:value-type="string">
            <text:p text:style-name="None">gol blanco</text:p>
          </table:table-cell>
          <table:table-cell office:value-type="string">
            <text:p text:style-name="None">dr viera</text:p>
          </table:table-cell>
          <table:table-cell office:value-type="string">
            <text:p text:style-name="None">guardia adultos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42"/>
          <table:table-cell office:value-type="string">
            <text:p text:style-name="None">ooc279</text:p>
          </table:table-cell>
          <table:table-cell office:value-type="string">
            <text:p text:style-name="None">gol</text:p>
          </table:table-cell>
          <table:table-cell office:value-type="string">
            <text:p text:style-name="None">luna Rubén</text:p>
          </table:table-cell>
          <table:table-cell office:value-type="string">
            <text:p text:style-name="None">policías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41"/>
          <table:table-cell office:value-type="string">
            <text:p text:style-name="None">inw267</text:p>
          </table:table-cell>
          <table:table-cell office:value-type="string">
            <text:p text:style-name="None">gol</text:p>
          </table:table-cell>
          <table:table-cell office:value-type="string">
            <text:p text:style-name="None">lopez Gerardo</text:p>
          </table:table-cell>
          <table:table-cell office:value-type="string">
            <text:p text:style-name="None">af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40"/>
          <table:table-cell office:value-type="string">
            <text:p text:style-name="None">htr896</text:p>
          </table:table-cell>
          <table:table-cell office:value-type="string">
            <text:p text:style-name="None"/>
          </table:table-cell>
          <table:table-cell office:value-type="string">
            <text:p text:style-name="None">soraide</text:p>
          </table:table-cell>
          <table:table-cell office:value-type="string">
            <text:p text:style-name="None">cuidador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39"/>
          <table:table-cell office:value-type="string">
            <text:p text:style-name="None">hbp278</text:p>
          </table:table-cell>
          <table:table-cell office:value-type="string">
            <text:p text:style-name="None">golf</text:p>
          </table:table-cell>
          <table:table-cell office:value-type="string">
            <text:p text:style-name="None">Quiroga</text:p>
          </table:table-cell>
          <table:table-cell office:value-type="string">
            <text:p text:style-name="None">laboratorio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38"/>
          <table:table-cell office:value-type="string">
            <text:p text:style-name="None">ngq510</text:p>
          </table:table-cell>
          <table:table-cell office:value-type="string">
            <text:p text:style-name="None">golf</text:p>
          </table:table-cell>
          <table:table-cell office:value-type="string">
            <text:p text:style-name="None">Rodríguez</text:p>
          </table:table-cell>
          <table:table-cell office:value-type="string">
            <text:p text:style-name="None">traumatologí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37"/>
          <table:table-cell office:value-type="string">
            <text:p text:style-name="None">mvb706</text:p>
          </table:table-cell>
          <table:table-cell office:value-type="string">
            <text:p text:style-name="None">Suran</text:p>
          </table:table-cell>
          <table:table-cell office:value-type="string">
            <text:p text:style-name="None">rivare</text:p>
          </table:table-cell>
          <table:table-cell office:value-type="string">
            <text:p text:style-name="None">laboratorio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36"/>
          <table:table-cell office:value-type="string">
            <text:p text:style-name="None">ae076ng</text:p>
          </table:table-cell>
          <table:table-cell office:value-type="string">
            <text:p text:style-name="None">gold</text:p>
          </table:table-cell>
          <table:table-cell office:value-type="string">
            <text:p text:style-name="None">Mirta</text:p>
          </table:table-cell>
          <table:table-cell office:value-type="string">
            <text:p text:style-name="None">terapi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35"/>
          <table:table-cell office:value-type="string">
            <text:p text:style-name="None">paw467</text:p>
          </table:table-cell>
          <table:table-cell office:value-type="string">
            <text:p text:style-name="None">golf</text:p>
          </table:table-cell>
          <table:table-cell office:value-type="string">
            <text:p text:style-name="None">dr Pavón</text:p>
          </table:table-cell>
          <table:table-cell office:value-type="string">
            <text:p text:style-name="None">gol 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34"/>
          <table:table-cell office:value-type="string">
            <text:p text:style-name="None">ad235ps</text:p>
          </table:table-cell>
          <table:table-cell office:value-type="string">
            <text:p text:style-name="None"/>
          </table:table-cell>
          <table:table-cell office:value-type="string">
            <text:p text:style-name="None">rocheri</text:p>
          </table:table-cell>
          <table:table-cell office:value-type="string">
            <text:p text:style-name="None">oftalmologí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33"/>
          <table:table-cell office:value-type="string">
            <text:p text:style-name="None">ab207nj</text:p>
          </table:table-cell>
          <table:table-cell office:value-type="string">
            <text:p text:style-name="None"/>
          </table:table-cell>
          <table:table-cell office:value-type="string">
            <text:p text:style-name="None">d</text:p>
          </table:table-cell>
          <table:table-cell office:value-type="string">
            <text:p text:style-name="None">reumatologí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32"/>
          <table:table-cell office:value-type="string">
            <text:p text:style-name="None">jac739</text:p>
          </table:table-cell>
          <table:table-cell office:value-type="string">
            <text:p text:style-name="None">gol</text:p>
          </table:table-cell>
          <table:table-cell office:value-type="string">
            <text:p text:style-name="None">Valentina</text:p>
          </table:table-cell>
          <table:table-cell office:value-type="string">
            <text:p text:style-name="None">laboratorio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31"/>
          <table:table-cell office:value-type="string">
            <text:p text:style-name="None">ac327sl</text:p>
          </table:table-cell>
          <table:table-cell office:value-type="string">
            <text:p text:style-name="None"/>
          </table:table-cell>
          <table:table-cell office:value-type="string">
            <text:p text:style-name="None">dr aurecio</text:p>
          </table:table-cell>
          <table:table-cell office:value-type="string">
            <text:p text:style-name="None">urologí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30"/>
          <table:table-cell office:value-type="string">
            <text:p text:style-name="None">hsl165</text:p>
          </table:table-cell>
          <table:table-cell office:value-type="string">
            <text:p text:style-name="None">bora</text:p>
          </table:table-cell>
          <table:table-cell office:value-type="string">
            <text:p text:style-name="None">bonetti</text:p>
          </table:table-cell>
          <table:table-cell office:value-type="string">
            <text:p text:style-name="None">ginecologí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29"/>
          <table:table-cell office:value-type="string">
            <text:p text:style-name="None">gic596</text:p>
          </table:table-cell>
          <table:table-cell office:value-type="string">
            <text:p text:style-name="None">fox</text:p>
          </table:table-cell>
          <table:table-cell office:value-type="string">
            <text:p text:style-name="None">Silvana</text:p>
          </table:table-cell>
          <table:table-cell office:value-type="string">
            <text:p text:style-name="None">traumatologí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28"/>
          <table:table-cell office:value-type="string">
            <text:p text:style-name="None">abx683</text:p>
          </table:table-cell>
          <table:table-cell office:value-type="string">
            <text:p text:style-name="None">Suran</text:p>
          </table:table-cell>
          <table:table-cell office:value-type="string">
            <text:p text:style-name="None">romina</text:p>
          </table:table-cell>
          <table:table-cell office:value-type="string">
            <text:p text:style-name="None">fonodiologi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27"/>
          <table:table-cell office:value-type="string">
            <text:p text:style-name="None">ad572kv</text:p>
          </table:table-cell>
          <table:table-cell office:value-type="string">
            <text:p text:style-name="None">Suran</text:p>
          </table:table-cell>
          <table:table-cell office:value-type="string">
            <text:p text:style-name="None">belerme</text:p>
          </table:table-cell>
          <table:table-cell office:value-type="string">
            <text:p text:style-name="None">ginecologí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26"/>
          <table:table-cell office:value-type="string">
            <text:p text:style-name="None">jib214</text:p>
          </table:table-cell>
          <table:table-cell office:value-type="string">
            <text:p text:style-name="None">gol</text:p>
          </table:table-cell>
          <table:table-cell office:value-type="string">
            <text:p text:style-name="None">Bruno dani</text:p>
          </table:table-cell>
          <table:table-cell office:value-type="string">
            <text:p text:style-name="None">estadísticas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25"/>
          <table:table-cell office:value-type="string">
            <text:p text:style-name="None">kyp726</text:p>
          </table:table-cell>
          <table:table-cell office:value-type="string">
            <text:p text:style-name="None">gol</text:p>
          </table:table-cell>
          <table:table-cell office:value-type="string">
            <text:p text:style-name="None">valdez elsa</text:p>
          </table:table-cell>
          <table:table-cell office:value-type="string">
            <text:p text:style-name="None">neo enfermer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24"/>
          <table:table-cell office:value-type="string">
            <text:p text:style-name="None">ooo437</text:p>
          </table:table-cell>
          <table:table-cell office:value-type="string">
            <text:p text:style-name="None">Suran</text:p>
          </table:table-cell>
          <table:table-cell office:value-type="string">
            <text:p text:style-name="None">navarro</text:p>
          </table:table-cell>
          <table:table-cell office:value-type="string">
            <text:p text:style-name="None">dirección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23"/>
          <table:table-cell office:value-type="string">
            <text:p text:style-name="None">kqt223</text:p>
          </table:table-cell>
          <table:table-cell office:value-type="string">
            <text:p text:style-name="None">gol</text:p>
          </table:table-cell>
          <table:table-cell office:value-type="string">
            <text:p text:style-name="None">Eduardo</text:p>
          </table:table-cell>
          <table:table-cell office:value-type="string">
            <text:p text:style-name="None">estadísticas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22"/>
          <table:table-cell office:value-type="string">
            <text:p text:style-name="None">fqc942</text:p>
          </table:table-cell>
          <table:table-cell office:value-type="string">
            <text:p text:style-name="None">gol</text:p>
          </table:table-cell>
          <table:table-cell office:value-type="string">
            <text:p text:style-name="None">Mujica</text:p>
          </table:table-cell>
          <table:table-cell office:value-type="string">
            <text:p text:style-name="None">guardia adultos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21"/>
          <table:table-cell office:value-type="string">
            <text:p text:style-name="None">ac658mv</text:p>
          </table:table-cell>
          <table:table-cell office:value-type="string">
            <text:p text:style-name="None">gol</text:p>
          </table:table-cell>
          <table:table-cell office:value-type="string">
            <text:p text:style-name="None">Daniela</text:p>
          </table:table-cell>
          <table:table-cell office:value-type="string">
            <text:p text:style-name="None">Neo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20"/>
          <table:table-cell office:value-type="string">
            <text:p text:style-name="None">ab492qf</text:p>
          </table:table-cell>
          <table:table-cell office:value-type="string">
            <text:p text:style-name="None"/>
          </table:table-cell>
          <table:table-cell office:value-type="string">
            <text:p text:style-name="None">dr Lugones gol</text:p>
          </table:table-cell>
          <table:table-cell office:value-type="string">
            <text:p text:style-name="None">traumatologí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9"/>
          <table:table-cell office:value-type="string">
            <text:p text:style-name="None">ac555wt</text:p>
          </table:table-cell>
          <table:table-cell office:value-type="string">
            <text:p text:style-name="None">gol</text:p>
          </table:table-cell>
          <table:table-cell office:value-type="string">
            <text:p text:style-name="None">Molina Claudio</text:p>
          </table:table-cell>
          <table:table-cell office:value-type="string">
            <text:p text:style-name="None">dirección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8"/>
          <table:table-cell office:value-type="string">
            <text:p text:style-name="None">hsl165</text:p>
          </table:table-cell>
          <table:table-cell office:value-type="string">
            <text:p text:style-name="None">gol</text:p>
          </table:table-cell>
          <table:table-cell office:value-type="string">
            <text:p text:style-name="None">bonetti</text:p>
          </table:table-cell>
          <table:table-cell office:value-type="string">
            <text:p text:style-name="None">ginecologí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7"/>
          <table:table-cell office:value-type="string">
            <text:p text:style-name="None">ild</text:p>
          </table:table-cell>
          <table:table-cell office:value-type="string">
            <text:p text:style-name="None">gol</text:p>
          </table:table-cell>
          <table:table-cell office:value-type="string">
            <text:p text:style-name="None">Daniela</text:p>
          </table:table-cell>
          <table:table-cell office:value-type="string">
            <text:p text:style-name="None">traumatologí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6"/>
          <table:table-cell office:value-type="string">
            <text:p text:style-name="None">ae076ng</text:p>
          </table:table-cell>
          <table:table-cell office:value-type="string">
            <text:p text:style-name="None"/>
          </table:table-cell>
          <table:table-cell office:value-type="string">
            <text:p text:style-name="None">parada mirta ( golf</text:p>
          </table:table-cell>
          <table:table-cell office:value-type="string">
            <text:p text:style-name="None">uti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5"/>
          <table:table-cell office:value-type="string">
            <text:p text:style-name="None">ad630xf</text:p>
          </table:table-cell>
          <table:table-cell office:value-type="string">
            <text:p text:style-name="None">Yaris</text:p>
          </table:table-cell>
          <table:table-cell office:value-type="string">
            <text:p text:style-name="None">dr viñas</text:p>
          </table:table-cell>
          <table:table-cell office:value-type="string">
            <text:p text:style-name="None">ginecologí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4"/>
          <table:table-cell office:value-type="string">
            <text:p text:style-name="None">ac259qq</text:p>
          </table:table-cell>
          <table:table-cell office:value-type="string">
            <text:p text:style-name="None"> rav</text:p>
          </table:table-cell>
          <table:table-cell office:value-type="string">
            <text:p text:style-name="None">dr Sánchez</text:p>
          </table:table-cell>
          <table:table-cell office:value-type="string">
            <text:p text:style-name="None">traumatologí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3"/>
          <table:table-cell office:value-type="string">
            <text:p text:style-name="None">nrv931</text:p>
          </table:table-cell>
          <table:table-cell office:value-type="string">
            <text:p text:style-name="None">corola</text:p>
          </table:table-cell>
          <table:table-cell office:value-type="string">
            <text:p text:style-name="None">cretella Gastón corola</text:p>
          </table:table-cell>
          <table:table-cell office:value-type="string">
            <text:p text:style-name="None">anestesi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2"/>
          <table:table-cell office:value-type="string">
            <text:p text:style-name="None">ndl</text:p>
          </table:table-cell>
          <table:table-cell office:value-type="string">
            <text:p text:style-name="None">etios</text:p>
          </table:table-cell>
          <table:table-cell office:value-type="string">
            <text:p text:style-name="None">perez Fran</text:p>
          </table:table-cell>
          <table:table-cell office:value-type="string">
            <text:p text:style-name="None">otorrino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1"/>
          <table:table-cell office:value-type="string">
            <text:p text:style-name="None">ae206sg</text:p>
          </table:table-cell>
          <table:table-cell office:value-type="string">
            <text:p text:style-name="None">etios (blanco)</text:p>
          </table:table-cell>
          <table:table-cell office:value-type="string">
            <text:p text:style-name="None">dr Rivas</text:p>
          </table:table-cell>
          <table:table-cell office:value-type="string">
            <text:p text:style-name="None">hemoterapi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0"/>
          <table:table-cell office:value-type="string">
            <text:p text:style-name="None">hwl007</text:p>
          </table:table-cell>
          <table:table-cell office:value-type="string">
            <text:p text:style-name="None"/>
          </table:table-cell>
          <table:table-cell office:value-type="string">
            <text:p text:style-name="None">Juan Pablo</text:p>
          </table:table-cell>
          <table:table-cell office:value-type="string">
            <text:p text:style-name="None">odontologi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9"/>
          <table:table-cell office:value-type="string">
            <text:p text:style-name="None">ad730zv</text:p>
          </table:table-cell>
          <table:table-cell office:value-type="string">
            <text:p text:style-name="None">Yaris</text:p>
          </table:table-cell>
          <table:table-cell office:value-type="string">
            <text:p text:style-name="None">piccone</text:p>
          </table:table-cell>
          <table:table-cell office:value-type="string">
            <text:p text:style-name="None">laboratorio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8"/>
          <table:table-cell office:value-type="string">
            <text:p text:style-name="None">ad068af</text:p>
          </table:table-cell>
          <table:table-cell office:value-type="string">
            <text:p text:style-name="None">etios</text:p>
          </table:table-cell>
          <table:table-cell office:value-type="string">
            <text:p text:style-name="None">Viviana</text:p>
          </table:table-cell>
          <table:table-cell office:value-type="string">
            <text:p text:style-name="None">laboratorio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7"/>
          <table:table-cell office:value-type="string">
            <text:p text:style-name="None">nhb748</text:p>
          </table:table-cell>
          <table:table-cell office:value-type="string">
            <text:p text:style-name="None"/>
          </table:table-cell>
          <table:table-cell office:value-type="string">
            <text:p text:style-name="None">De Andrea</text:p>
          </table:table-cell>
          <table:table-cell office:value-type="string">
            <text:p text:style-name="None">ginecologí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6"/>
          <table:table-cell office:value-type="string">
            <text:p text:style-name="None">ae011wv</text:p>
          </table:table-cell>
          <table:table-cell office:value-type="string">
            <text:p text:style-name="None">etios Rojo</text:p>
          </table:table-cell>
          <table:table-cell office:value-type="string">
            <text:p text:style-name="None">hugo vega</text:p>
          </table:table-cell>
          <table:table-cell office:value-type="string">
            <text:p text:style-name="None">coordinación enfer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5"/>
          <table:table-cell office:value-type="string">
            <text:p text:style-name="None">aa769</text:p>
          </table:table-cell>
          <table:table-cell office:value-type="string">
            <text:p text:style-name="None">corola blanco</text:p>
          </table:table-cell>
          <table:table-cell office:value-type="string">
            <text:p text:style-name="None">Chaín</text:p>
          </table:table-cell>
          <table:table-cell office:value-type="string">
            <text:p text:style-name="None">ginecologí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4"/>
          <table:table-cell office:value-type="string">
            <text:p text:style-name="None">aa017et</text:p>
          </table:table-cell>
          <table:table-cell office:value-type="string">
            <text:p text:style-name="None">Toyota rojo</text:p>
          </table:table-cell>
          <table:table-cell office:value-type="string">
            <text:p text:style-name="None">Longueira</text:p>
          </table:table-cell>
          <table:table-cell office:value-type="string">
            <text:p text:style-name="None">pediatrí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3"/>
          <table:table-cell office:value-type="string">
            <text:p text:style-name="None">aa444os</text:p>
          </table:table-cell>
          <table:table-cell office:value-type="string">
            <text:p text:style-name="None">Toyota blanco</text:p>
          </table:table-cell>
          <table:table-cell office:value-type="string">
            <text:p text:style-name="None">forsini</text:p>
          </table:table-cell>
          <table:table-cell office:value-type="string">
            <text:p text:style-name="None">traumatología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2"/>
          <table:table-cell office:value-type="string">
            <text:p text:style-name="None">ae976nt</text:p>
          </table:table-cell>
          <table:table-cell office:value-type="string">
            <text:p text:style-name="None">Toyota blanco</text:p>
          </table:table-cell>
          <table:table-cell office:value-type="string">
            <text:p text:style-name="None">maria ines</text:p>
          </table:table-cell>
          <table:table-cell office:value-type="string">
            <text:p text:style-name="None">rayos</text:p>
          </table:table-cell>
          <table:table-cell office:value-type="string">
            <text:p text:style-name="None"/>
          </table:table-cell>
        </table:table-row>
        <table:table-row table:style-name="None">
          <table:table-cell office:value-type="float" office:value="1"/>
          <table:table-cell office:value-type="string">
            <text:p text:style-name="None">ae 315 wv</text:p>
          </table:table-cell>
          <table:table-cell office:value-type="string">
            <text:p text:style-name="None">etios (blanco)</text:p>
          </table:table-cell>
          <table:table-cell office:value-type="string">
            <text:p text:style-name="None">Majul</text:p>
          </table:table-cell>
          <table:table-cell office:value-type="string">
            <text:p text:style-name="None">Neo</text:p>
          </table:table-cell>
          <table:table-cell office:value-type="string">
            <text:p text:style-name="None">1111111</text:p>
          </table:table-cell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fo="urn:oasis:names:tc:opendocument:xmlns:xsl-fo-compatible:1.0"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style="urn:oasis:names:tc:opendocument:xmlns:style:1.0" xmlns:fo="urn:oasis:names:tc:opendocument:xmlns:xsl-fo-compatible:1.0"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